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920000020FE62532CF9C1A3943.png" manifest:media-type="image/png"/>
  <manifest:file-entry manifest:full-path="Pictures/10000201000001BD00000213C72167434A54B32F.png" manifest:media-type="image/png"/>
  <manifest:file-entry manifest:full-path="Pictures/100002010000025200000286321841DDDE4B2D08.png" manifest:media-type="image/png"/>
  <manifest:file-entry manifest:full-path="Pictures/100002010000021E00000212BC6EBE00721F198E.png" manifest:media-type="image/png"/>
  <manifest:file-entry manifest:full-path="Pictures/10000201000002D0000001ECA674EF9E48DADFD3.png" manifest:media-type="image/png"/>
  <manifest:file-entry manifest:full-path="Pictures/100002010000026D000001697140863E9DF3A8F7.png" manifest:media-type="image/png"/>
  <manifest:file-entry manifest:full-path="Pictures/100002010000020E000001E9574B9E7D74E24292.png" manifest:media-type="image/png"/>
  <manifest:file-entry manifest:full-path="Pictures/100002010000024D0000016B0DE27B155FE53F42.png" manifest:media-type="image/png"/>
  <manifest:file-entry manifest:full-path="Pictures/100002010000018B0000019530903DAA093475A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1bb1f" officeooo:paragraph-rsid="0011bb1f"/>
    </style:style>
    <style:style style:name="P2" style:family="paragraph" style:parent-style-name="Standard">
      <style:paragraph-properties fo:text-align="justify" style:justify-single-word="false"/>
      <style:text-properties officeooo:paragraph-rsid="0035e146"/>
    </style:style>
    <style:style style:name="P3" style:family="paragraph" style:parent-style-name="Standard">
      <style:text-properties fo:font-size="14pt" fo:font-style="normal" officeooo:rsid="00225585" style:font-size-asian="14pt" style:font-style-asian="normal" style:font-size-complex="14pt" style:font-style-complex="normal"/>
    </style:style>
    <style:style style:name="P4" style:family="paragraph" style:parent-style-name="Standard">
      <style:text-properties fo:font-size="14pt" fo:font-style="normal" fo:font-weight="normal" officeooo:rsid="00746d6b" officeooo:paragraph-rsid="00746d6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officeooo:paragraph-rsid="006450ae"/>
    </style:style>
    <style:style style:name="P6" style:family="paragraph" style:parent-style-name="List">
      <style:text-properties officeooo:paragraph-rsid="002adbf2"/>
    </style:style>
    <style:style style:name="P7" style:family="paragraph" style:parent-style-name="List">
      <style:text-properties fo:font-size="14pt" fo:font-style="italic" officeooo:rsid="00259a98" officeooo:paragraph-rsid="002a4a30" style:font-size-asian="14pt" style:font-style-asian="italic" style:font-size-complex="14pt" style:font-style-complex="italic"/>
    </style:style>
    <style:style style:name="P8" style:family="paragraph" style:parent-style-name="List">
      <style:text-properties fo:font-size="14pt" fo:font-style="italic" officeooo:rsid="002adbf2" officeooo:paragraph-rsid="002adbf2" style:font-size-asian="14pt" style:font-style-asian="italic" style:font-size-complex="14pt" style:font-style-complex="italic"/>
    </style:style>
    <style:style style:name="P9" style:family="paragraph" style:parent-style-name="List">
      <style:text-properties fo:font-size="14pt" fo:font-style="normal" officeooo:rsid="00259a98" officeooo:paragraph-rsid="00259a98" style:font-size-asian="14pt" style:font-style-asian="normal" style:font-size-complex="14pt" style:font-style-complex="normal"/>
    </style:style>
    <style:style style:name="P10" style:family="paragraph" style:parent-style-name="List">
      <style:text-properties fo:font-size="14pt" fo:font-style="normal" officeooo:rsid="002adbf2" officeooo:paragraph-rsid="002adbf2" style:font-size-asian="14pt" style:font-style-asian="normal" style:font-size-complex="14pt" style:font-style-complex="normal"/>
    </style:style>
    <style:style style:name="P11" style:family="paragraph" style:parent-style-name="First_20_line_20_indent">
      <style:text-properties fo:font-size="14pt" style:font-size-asian="14pt" style:font-size-complex="14pt"/>
    </style:style>
    <style:style style:name="P12" style:family="paragraph" style:parent-style-name="First_20_line_20_indent">
      <style:text-properties fo:font-size="14pt" officeooo:paragraph-rsid="00225585" style:font-size-asian="14pt" style:font-size-complex="14pt"/>
    </style:style>
    <style:style style:name="P13" style:family="paragraph" style:parent-style-name="First_20_line_20_indent">
      <style:text-properties fo:font-size="14pt" officeooo:paragraph-rsid="0048a355" style:font-size-asian="14pt" style:font-size-complex="14pt"/>
    </style:style>
    <style:style style:name="P14" style:family="paragraph" style:parent-style-name="First_20_line_20_indent">
      <style:text-properties fo:font-size="14pt" officeooo:paragraph-rsid="004929ad" style:font-size-asian="14pt" style:font-size-complex="14pt"/>
    </style:style>
    <style:style style:name="P15" style:family="paragraph" style:parent-style-name="First_20_line_20_indent">
      <style:text-properties fo:font-size="14pt" officeooo:rsid="00459c77" officeooo:paragraph-rsid="004929ad" style:font-size-asian="14pt" style:font-size-complex="14pt"/>
    </style:style>
    <style:style style:name="P16" style:family="paragraph" style:parent-style-name="First_20_line_20_indent">
      <style:text-properties fo:font-size="14pt" officeooo:rsid="00554755" officeooo:paragraph-rsid="006450ae" style:font-size-asian="14pt" style:font-size-complex="14pt"/>
    </style:style>
    <style:style style:name="P17" style:family="paragraph" style:parent-style-name="First_20_line_20_indent">
      <style:text-properties fo:font-size="14pt" officeooo:rsid="00746d6b" officeooo:paragraph-rsid="00746d6b" style:font-size-asian="14pt" style:font-size-complex="14pt"/>
    </style:style>
    <style:style style:name="P18" style:family="paragraph" style:parent-style-name="First_20_line_20_indent">
      <style:text-properties fo:font-size="14pt" officeooo:rsid="007c921d" officeooo:paragraph-rsid="007c921d" style:font-size-asian="14pt" style:font-size-complex="14pt"/>
    </style:style>
    <style:style style:name="P19" style:family="paragraph" style:parent-style-name="First_20_line_20_indent">
      <style:text-properties fo:font-size="14pt" fo:font-style="normal" fo:font-weight="normal" officeooo:rsid="006a2227" officeooo:paragraph-rsid="006a222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First_20_line_20_indent">
      <style:text-properties fo:font-size="14pt" style:font-size-asian="12.25pt" style:font-size-complex="14pt"/>
    </style:style>
    <style:style style:name="P21" style:family="paragraph" style:parent-style-name="First_20_line_20_indent">
      <style:text-properties fo:font-size="14pt" officeooo:rsid="007c921d" officeooo:paragraph-rsid="007c921d" style:font-size-asian="12.25pt" style:font-size-complex="14pt"/>
    </style:style>
    <style:style style:name="P22" style:family="paragraph" style:parent-style-name="First_20_line_20_indent">
      <style:text-properties fo:font-size="14pt" officeooo:rsid="008056bc" officeooo:paragraph-rsid="008056bc" style:font-size-asian="12.25pt" style:font-size-complex="14pt"/>
    </style:style>
    <style:style style:name="P23" style:family="paragraph" style:parent-style-name="First_20_line_20_indent">
      <style:text-properties fo:font-size="14pt" officeooo:rsid="008067c5" officeooo:paragraph-rsid="008067c5" style:font-size-asian="12.25pt" style:font-size-complex="14pt"/>
    </style:style>
    <style:style style:name="P24" style:family="paragraph" style:parent-style-name="First_20_line_20_indent">
      <style:text-properties fo:font-size="14pt" officeooo:rsid="00810445" officeooo:paragraph-rsid="00810445" style:font-size-asian="12.25pt" style:font-size-complex="14pt"/>
    </style:style>
    <style:style style:name="P25" style:family="paragraph" style:parent-style-name="First_20_line_20_indent">
      <style:text-properties officeooo:rsid="0034c634" officeooo:paragraph-rsid="0034c634"/>
    </style:style>
    <style:style style:name="P26" style:family="paragraph" style:parent-style-name="First_20_line_20_indent">
      <style:text-properties officeooo:paragraph-rsid="00370e33"/>
    </style:style>
    <style:style style:name="P27" style:family="paragraph" style:parent-style-name="First_20_line_20_indent">
      <style:text-properties officeooo:paragraph-rsid="00404e71"/>
    </style:style>
    <style:style style:name="P28" style:family="paragraph" style:parent-style-name="First_20_line_20_indent">
      <style:text-properties officeooo:rsid="00409d56" officeooo:paragraph-rsid="00409d56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First_20_line_20_indent">
      <style:paragraph-properties fo:margin-left="0in" fo:margin-right="0in" fo:text-indent="0in" style:auto-text-indent="false"/>
      <style:text-properties fo:font-size="14pt" officeooo:rsid="007c921d" officeooo:paragraph-rsid="007c921d" style:font-size-asian="14pt" style:font-size-complex="14pt"/>
    </style:style>
    <style:style style:name="P32" style:family="paragraph" style:parent-style-name="List" style:list-style-name="L1">
      <style:text-properties fo:font-size="14pt" style:font-size-asian="14pt" style:font-size-complex="14pt"/>
    </style:style>
    <style:style style:name="P33" style:family="paragraph" style:parent-style-name="First_20_line_20_indent" style:list-style-name="L2">
      <style:text-properties officeooo:paragraph-rsid="00409d56"/>
    </style:style>
    <style:style style:name="P34" style:family="paragraph" style:parent-style-name="First_20_line_20_indent" style:list-style-name="L2">
      <style:text-properties officeooo:paragraph-rsid="0042596e"/>
    </style:style>
    <style:style style:name="P35" style:family="paragraph" style:parent-style-name="First_20_line_20_indent">
      <style:text-properties fo:font-size="14pt" fo:font-style="normal" officeooo:rsid="007e6b80" officeooo:paragraph-rsid="007e6b80" style:font-size-asian="12.25pt" style:font-style-asian="normal" style:font-size-complex="14pt" style:font-style-complex="normal"/>
    </style:style>
    <style:style style:name="P36" style:family="paragraph" style:parent-style-name="First_20_line_20_indent">
      <style:text-properties fo:font-size="14pt" fo:font-style="normal" officeooo:rsid="008056bc" officeooo:paragraph-rsid="008056bc" style:font-size-asian="12.25pt" style:font-style-asian="normal" style:font-size-complex="14pt" style:font-style-complex="normal"/>
    </style:style>
    <style:style style:name="P37" style:family="paragraph" style:parent-style-name="First_20_line_20_indent">
      <style:text-properties fo:font-size="14pt" fo:font-style="normal" officeooo:rsid="00e46e8a" officeooo:paragraph-rsid="00e46e8a" style:font-size-asian="12.25pt" style:font-style-asian="normal" style:font-size-complex="14pt" style:font-style-complex="normal"/>
    </style:style>
    <style:style style:name="P38" style:family="paragraph" style:parent-style-name="First_20_line_20_indent">
      <style:text-properties fo:font-size="14pt" fo:font-style="normal" officeooo:rsid="00e46e8a" officeooo:paragraph-rsid="00e5b07b" style:font-size-asian="12.25pt" style:font-style-asian="normal" style:font-size-complex="14pt" style:font-style-complex="normal"/>
    </style:style>
    <style:style style:name="P39" style:family="paragraph" style:parent-style-name="First_20_line_20_indent">
      <style:text-properties fo:font-size="14pt" fo:font-style="normal" officeooo:rsid="00e22cf7" officeooo:paragraph-rsid="00e22cf7" style:font-size-asian="12.25pt" style:font-style-asian="normal" style:font-size-complex="14pt" style:font-style-complex="normal"/>
    </style:style>
    <style:style style:name="P40" style:family="paragraph" style:parent-style-name="First_20_line_20_indent">
      <style:text-properties fo:font-size="14pt" fo:font-style="normal" officeooo:rsid="00e5b07b" officeooo:paragraph-rsid="00e89332" style:font-size-asian="12.25pt" style:font-style-asian="normal" style:font-size-complex="14pt" style:font-style-complex="normal"/>
    </style:style>
    <style:style style:name="P41" style:family="paragraph" style:parent-style-name="First_20_line_20_indent">
      <style:text-properties fo:font-size="14pt" style:font-size-asian="12.25pt" style:font-size-complex="14pt"/>
    </style:style>
    <style:style style:name="P42" style:family="paragraph" style:parent-style-name="First_20_line_20_indent">
      <style:paragraph-properties fo:text-align="justify" style:justify-single-word="false"/>
      <style:text-properties fo:font-size="14pt" officeooo:rsid="00829be3" officeooo:paragraph-rsid="00829be3" style:font-size-asian="12.25pt" style:font-size-complex="14pt"/>
    </style:style>
    <style:style style:name="P43" style:family="paragraph" style:parent-style-name="First_20_line_20_indent">
      <style:paragraph-properties fo:text-align="justify" style:justify-single-word="false"/>
      <style:text-properties fo:font-size="14pt" officeooo:rsid="00868b9f" officeooo:paragraph-rsid="00907d17" style:font-size-asian="12.25pt" style:font-size-complex="14pt"/>
    </style:style>
    <style:style style:name="P44" style:family="paragraph" style:parent-style-name="First_20_line_20_indent">
      <style:text-properties fo:font-size="14pt" officeooo:rsid="0091497f" officeooo:paragraph-rsid="0091497f" style:font-size-asian="12.25pt" style:font-size-complex="14pt"/>
    </style:style>
    <style:style style:name="P45" style:family="paragraph" style:parent-style-name="First_20_line_20_indent">
      <style:text-properties fo:font-size="14pt" officeooo:rsid="0091497f" officeooo:paragraph-rsid="0096aa1f" style:font-size-asian="12.25pt" style:font-size-complex="14pt"/>
    </style:style>
    <style:style style:name="P46" style:family="paragraph" style:parent-style-name="First_20_line_20_indent">
      <style:text-properties fo:font-size="14pt" officeooo:rsid="0091497f" officeooo:paragraph-rsid="00ad097a" style:font-size-asian="12.25pt" style:font-size-complex="14pt"/>
    </style:style>
    <style:style style:name="P47" style:family="paragraph" style:parent-style-name="First_20_line_20_indent">
      <style:text-properties fo:font-size="14pt" officeooo:paragraph-rsid="0093d2b6" style:font-size-asian="12.25pt" style:font-size-complex="14pt"/>
    </style:style>
    <style:style style:name="P48" style:family="paragraph" style:parent-style-name="First_20_line_20_indent">
      <style:text-properties fo:font-size="14pt" officeooo:paragraph-rsid="00ad097a" style:font-size-asian="12.25pt" style:font-size-complex="14pt"/>
    </style:style>
    <style:style style:name="P49" style:family="paragraph" style:parent-style-name="First_20_line_20_indent">
      <style:text-properties fo:font-size="14pt" officeooo:paragraph-rsid="00cfb473" style:font-size-asian="12.25pt" style:font-size-complex="14pt"/>
    </style:style>
    <style:style style:name="P50" style:family="paragraph" style:parent-style-name="First_20_line_20_indent">
      <style:text-properties fo:font-size="14pt" officeooo:rsid="00d15b31" officeooo:paragraph-rsid="00d15b31" style:font-size-asian="12.25pt" style:font-size-complex="14pt"/>
    </style:style>
    <style:style style:name="P51" style:family="paragraph" style:parent-style-name="First_20_line_20_indent" style:list-style-name="L3">
      <style:text-properties fo:font-size="14pt" officeooo:rsid="00d15b31" officeooo:paragraph-rsid="00d15b31" style:font-size-asian="12.25pt" style:font-size-complex="14pt"/>
    </style:style>
    <style:style style:name="P52" style:family="paragraph" style:parent-style-name="First_20_line_20_indent">
      <style:text-properties fo:font-size="14pt" officeooo:paragraph-rsid="00def2e8" style:font-size-asian="12.25pt" style:font-size-complex="14pt"/>
    </style:style>
    <style:style style:name="P53" style:family="paragraph" style:parent-style-name="First_20_line_20_indent">
      <style:text-properties fo:font-size="14pt" officeooo:rsid="00e0c56b" officeooo:paragraph-rsid="00e0c56b" style:font-size-asian="12.25pt" style:font-size-complex="14pt"/>
    </style:style>
    <style:style style:name="P54" style:family="paragraph" style:parent-style-name="First_20_line_20_indent">
      <style:text-properties fo:font-size="14pt" officeooo:paragraph-rsid="00e22cf7" style:font-size-asian="12.25pt" style:font-size-complex="14pt"/>
    </style:style>
    <style:style style:name="P55" style:family="paragraph" style:parent-style-name="First_20_line_20_indent">
      <style:text-properties fo:font-size="14pt" officeooo:rsid="00e22cf7" officeooo:paragraph-rsid="00e22cf7" style:font-size-asian="12.25pt" style:font-size-complex="14pt"/>
    </style:style>
    <style:style style:name="P56" style:family="paragraph" style:parent-style-name="First_20_line_20_indent">
      <style:text-properties fo:font-size="14pt" officeooo:rsid="00e22cf7" officeooo:paragraph-rsid="00e317f1" style:font-size-asian="12.25pt" style:font-size-complex="14pt"/>
    </style:style>
    <style:style style:name="P57" style:family="paragraph" style:parent-style-name="First_20_line_20_indent">
      <style:text-properties fo:font-size="14pt" officeooo:rsid="00e46e8a" officeooo:paragraph-rsid="00e46e8a" style:font-size-asian="12.25pt" style:font-size-complex="14pt"/>
    </style:style>
    <style:style style:name="P58" style:family="paragraph" style:parent-style-name="First_20_line_20_indent">
      <style:text-properties fo:font-size="14pt" style:font-size-asian="14pt" style:font-size-complex="14pt"/>
    </style:style>
    <style:style style:name="P59" style:family="paragraph" style:parent-style-name="First_20_line_20_indent">
      <style:text-properties fo:font-size="14pt" officeooo:rsid="0091497f" officeooo:paragraph-rsid="0091497f" style:font-size-asian="14pt" style:font-size-complex="14pt"/>
    </style:style>
    <style:style style:name="P60" style:family="paragraph" style:parent-style-name="First_20_line_20_indent">
      <style:text-properties fo:font-size="14pt" officeooo:rsid="00e0c56b" officeooo:paragraph-rsid="00e0c56b" style:font-size-asian="14pt" style:font-size-complex="14pt"/>
    </style:style>
    <style:style style:name="P61" style:family="paragraph" style:parent-style-name="First_20_line_20_indent" style:list-style-name="L3">
      <style:text-properties fo:font-size="14pt" fo:font-style="italic" officeooo:rsid="00d426c4" officeooo:paragraph-rsid="00d426c4" style:font-size-asian="12.25pt" style:font-style-asian="italic" style:font-size-complex="14pt" style:font-style-complex="italic"/>
    </style:style>
    <style:style style:name="P62" style:family="paragraph" style:parent-style-name="First_20_line_20_indent">
      <style:text-properties style:text-position="0% 100%" fo:font-size="14pt" fo:font-style="normal" officeooo:rsid="00810445" officeooo:paragraph-rsid="00810445" style:font-size-asian="12.25pt" style:font-style-asian="normal" style:font-size-complex="14pt" style:font-style-complex="normal"/>
    </style:style>
    <style:style style:name="P63" style:family="paragraph" style:parent-style-name="First_20_line_20_indent">
      <style:paragraph-properties fo:margin-left="0in" fo:margin-right="0in" fo:text-indent="0in" style:auto-text-indent="false"/>
      <style:text-properties fo:font-size="14pt" officeooo:rsid="00942a2f" officeooo:paragraph-rsid="0094841f" style:font-size-asian="12.25pt" style:font-size-complex="14pt"/>
    </style:style>
    <style:style style:name="P64" style:family="paragraph" style:parent-style-name="Text_20_body_20_indent" style:list-style-name="L1"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end" style:justify-single-word="false"/>
    </style:style>
    <style:style style:name="P67" style:family="paragraph" style:parent-style-name="Table_20_Contents">
      <style:paragraph-properties fo:text-align="end" style:justify-single-word="false"/>
      <style:text-properties officeooo:paragraph-rsid="00e0c56b"/>
    </style:style>
    <style:style style:name="P68" style:family="paragraph" style:parent-style-name="Heading_20_2">
      <style:text-properties officeooo:rsid="00e5b07b" officeooo:paragraph-rsid="00e5b07b"/>
    </style:style>
    <style:style style:name="T1" style:family="text">
      <style:text-properties officeooo:rsid="00119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97f8" style:font-style-asian="italic" style:font-style-complex="italic"/>
    </style:style>
    <style:style style:name="T4" style:family="text">
      <style:text-properties fo:font-style="italic" officeooo:rsid="001ef5dc" style:font-style-asian="italic" style:font-style-complex="italic"/>
    </style:style>
    <style:style style:name="T5" style:family="text">
      <style:text-properties fo:font-style="italic" officeooo:rsid="001253e5" style:font-style-asian="italic" style:font-style-complex="italic"/>
    </style:style>
    <style:style style:name="T6" style:family="text">
      <style:text-properties fo:font-style="italic" officeooo:rsid="006450ae" style:font-style-asian="italic" style:font-style-complex="italic"/>
    </style:style>
    <style:style style:name="T7" style:family="text">
      <style:text-properties fo:font-style="italic" officeooo:rsid="0065d0c1" style:font-style-asian="italic" style:font-style-complex="italic"/>
    </style:style>
    <style:style style:name="T8" style:family="text">
      <style:text-properties fo:font-style="italic" officeooo:rsid="0080163d" style:font-style-asian="italic" style:font-style-complex="italic"/>
    </style:style>
    <style:style style:name="T9" style:family="text">
      <style:text-properties fo:font-style="italic" officeooo:rsid="0093d2b6" style:font-style-asian="italic" style:font-style-complex="italic"/>
    </style:style>
    <style:style style:name="T10" style:family="text">
      <style:text-properties fo:font-style="italic" officeooo:rsid="00ad097a" style:font-style-asian="italic" style:font-style-complex="italic"/>
    </style:style>
    <style:style style:name="T11" style:family="text">
      <style:text-properties fo:font-style="italic" officeooo:rsid="00af61d3" style:font-style-asian="italic" style:font-style-complex="italic"/>
    </style:style>
    <style:style style:name="T12" style:family="text">
      <style:text-properties fo:font-style="italic" officeooo:rsid="00d305df" style:font-style-asian="italic" style:font-style-complex="italic"/>
    </style:style>
    <style:style style:name="T13" style:family="text">
      <style:text-properties fo:font-style="italic" fo:font-weight="bold" officeooo:rsid="006450ae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5d0c1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acbc7a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197f8" style:font-style-asian="normal" style:font-style-complex="normal"/>
    </style:style>
    <style:style style:name="T18" style:family="text">
      <style:text-properties fo:font-style="normal" officeooo:rsid="0011bb1f" style:font-style-asian="normal" style:font-style-complex="normal"/>
    </style:style>
    <style:style style:name="T19" style:family="text">
      <style:text-properties fo:font-style="normal" officeooo:rsid="001253e5" style:font-style-asian="normal" style:font-style-complex="normal"/>
    </style:style>
    <style:style style:name="T20" style:family="text">
      <style:text-properties fo:font-style="normal" officeooo:rsid="00131cc0" style:font-style-asian="normal" style:font-style-complex="normal"/>
    </style:style>
    <style:style style:name="T21" style:family="text">
      <style:text-properties fo:font-style="normal" officeooo:rsid="00147a60" style:font-style-asian="normal" style:font-style-complex="normal"/>
    </style:style>
    <style:style style:name="T22" style:family="text">
      <style:text-properties fo:font-style="normal" officeooo:rsid="00159fb1" style:font-style-asian="normal" style:font-style-complex="normal"/>
    </style:style>
    <style:style style:name="T23" style:family="text">
      <style:text-properties fo:font-style="normal" officeooo:rsid="001763f9" style:font-style-asian="normal" style:font-style-complex="normal"/>
    </style:style>
    <style:style style:name="T24" style:family="text">
      <style:text-properties fo:font-style="normal" officeooo:rsid="0018728d" style:font-style-asian="normal" style:font-style-complex="normal"/>
    </style:style>
    <style:style style:name="T25" style:family="text">
      <style:text-properties fo:font-style="normal" officeooo:rsid="00199fd1" style:font-style-asian="normal" style:font-style-complex="normal"/>
    </style:style>
    <style:style style:name="T26" style:family="text">
      <style:text-properties fo:font-style="normal" officeooo:rsid="001b794d" style:font-style-asian="normal" style:font-style-complex="normal"/>
    </style:style>
    <style:style style:name="T27" style:family="text">
      <style:text-properties fo:font-style="normal" officeooo:rsid="001b7a1e" style:font-style-asian="normal" style:font-style-complex="normal"/>
    </style:style>
    <style:style style:name="T28" style:family="text">
      <style:text-properties fo:font-style="normal" officeooo:rsid="001ef5dc" style:font-style-asian="normal" style:font-style-complex="normal"/>
    </style:style>
    <style:style style:name="T29" style:family="text">
      <style:text-properties fo:font-style="normal" officeooo:rsid="002a9053" style:font-style-asian="normal" style:font-style-complex="normal"/>
    </style:style>
    <style:style style:name="T30" style:family="text">
      <style:text-properties fo:font-style="normal" officeooo:rsid="002adbf2" style:font-style-asian="normal" style:font-style-complex="normal"/>
    </style:style>
    <style:style style:name="T31" style:family="text">
      <style:text-properties fo:font-style="normal" officeooo:rsid="00316f75" style:font-style-asian="normal" style:font-style-complex="normal"/>
    </style:style>
    <style:style style:name="T32" style:family="text">
      <style:text-properties fo:font-style="normal" officeooo:rsid="00325302" style:font-style-asian="normal" style:font-style-complex="normal"/>
    </style:style>
    <style:style style:name="T33" style:family="text">
      <style:text-properties fo:font-style="normal" officeooo:rsid="00328d3f" style:font-style-asian="normal" style:font-style-complex="normal"/>
    </style:style>
    <style:style style:name="T34" style:family="text">
      <style:text-properties fo:font-style="normal" officeooo:rsid="00436164" style:font-style-asian="normal" style:font-style-complex="normal"/>
    </style:style>
    <style:style style:name="T35" style:family="text">
      <style:text-properties fo:font-style="normal" officeooo:rsid="007655b2" style:font-style-asian="normal" style:font-style-complex="normal"/>
    </style:style>
    <style:style style:name="T36" style:family="text">
      <style:text-properties fo:font-style="normal" officeooo:rsid="007737e9" style:font-style-asian="normal" style:font-style-complex="normal"/>
    </style:style>
    <style:style style:name="T37" style:family="text">
      <style:text-properties fo:font-style="normal" officeooo:rsid="0077cb89" style:font-style-asian="normal" style:font-style-complex="normal"/>
    </style:style>
    <style:style style:name="T38" style:family="text">
      <style:text-properties fo:font-style="normal" officeooo:rsid="0079688b" style:font-style-asian="normal" style:font-style-complex="normal"/>
    </style:style>
    <style:style style:name="T39" style:family="text">
      <style:text-properties fo:font-style="normal" officeooo:rsid="0080163d" style:font-style-asian="normal" style:font-style-complex="normal"/>
    </style:style>
    <style:style style:name="T40" style:family="text">
      <style:text-properties fo:font-style="normal" officeooo:rsid="008056bc" style:font-style-asian="normal" style:font-style-complex="normal"/>
    </style:style>
    <style:style style:name="T41" style:family="text">
      <style:text-properties fo:font-style="normal" officeooo:rsid="008067c5" style:font-style-asian="normal" style:font-style-complex="normal"/>
    </style:style>
    <style:style style:name="T42" style:family="text">
      <style:text-properties fo:font-style="normal" officeooo:rsid="0093d2b6" style:font-style-asian="normal" style:font-style-complex="normal"/>
    </style:style>
    <style:style style:name="T43" style:family="text">
      <style:text-properties fo:font-style="normal" officeooo:rsid="00953407" style:font-style-asian="normal" style:font-style-complex="normal"/>
    </style:style>
    <style:style style:name="T44" style:family="text">
      <style:text-properties fo:font-style="normal" officeooo:rsid="00a137e4" style:font-style-asian="normal" style:font-style-complex="normal"/>
    </style:style>
    <style:style style:name="T45" style:family="text">
      <style:text-properties fo:font-style="normal" officeooo:rsid="00aba691" style:font-style-asian="normal" style:font-style-complex="normal"/>
    </style:style>
    <style:style style:name="T46" style:family="text">
      <style:text-properties fo:font-style="normal" officeooo:rsid="00ad097a" style:font-style-asian="normal" style:font-style-complex="normal"/>
    </style:style>
    <style:style style:name="T47" style:family="text">
      <style:text-properties fo:font-style="normal" officeooo:rsid="00d305df" style:font-style-asian="normal" style:font-style-complex="normal"/>
    </style:style>
    <style:style style:name="T48" style:family="text">
      <style:text-properties fo:font-style="normal" officeooo:rsid="001197f8" style:font-size-asian="12.25pt" style:font-style-asian="normal" style:font-style-complex="normal"/>
    </style:style>
    <style:style style:name="T49" style:family="text">
      <style:text-properties fo:font-style="normal" officeooo:rsid="003c9238" style:font-size-asian="12.25pt" style:font-style-asian="normal" style:font-style-complex="normal"/>
    </style:style>
    <style:style style:name="T50" style:family="text">
      <style:text-properties fo:font-style="normal" officeooo:rsid="004929ad" style:font-size-asian="12.25pt" style:font-style-asian="normal" style:font-style-complex="normal"/>
    </style:style>
    <style:style style:name="T51" style:family="text">
      <style:text-properties fo:font-size="14pt" fo:font-style="normal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2adbf2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328d3f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32ce8c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33432c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336e9d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34c634" style:font-size-asian="14pt" style:font-style-asian="normal" style:font-size-complex="14pt" style:font-style-complex="normal"/>
    </style:style>
    <style:style style:name="T58" style:family="text">
      <style:text-properties fo:font-size="14pt" fo:font-style="normal" style:font-size-asian="12.25pt" style:font-style-asian="normal" style:font-size-complex="14pt" style:font-style-complex="normal"/>
    </style:style>
    <style:style style:name="T59" style:family="text">
      <style:text-properties fo:font-size="14pt" fo:font-style="normal" officeooo:rsid="0035e146" style:font-size-asian="12.25pt" style:font-style-asian="normal" style:font-size-complex="14pt" style:font-style-complex="normal"/>
    </style:style>
    <style:style style:name="T60" style:family="text">
      <style:text-properties fo:font-size="14pt" fo:font-style="normal" officeooo:rsid="0038d257" style:font-size-asian="12.25pt" style:font-style-asian="normal" style:font-size-complex="14pt" style:font-style-complex="normal"/>
    </style:style>
    <style:style style:name="T61" style:family="text">
      <style:text-properties fo:font-size="14pt" fo:font-style="normal" officeooo:rsid="00370e33" style:font-size-asian="12.25pt" style:font-style-asian="normal" style:font-size-complex="14pt" style:font-style-complex="normal"/>
    </style:style>
    <style:style style:name="T62" style:family="text">
      <style:text-properties fo:font-size="14pt" fo:font-style="normal" officeooo:rsid="003b26bd" style:font-size-asian="12.25pt" style:font-style-asian="normal" style:font-size-complex="14pt" style:font-style-complex="normal"/>
    </style:style>
    <style:style style:name="T63" style:family="text">
      <style:text-properties fo:font-size="14pt" fo:font-style="normal" officeooo:rsid="003c9238" style:font-size-asian="12.25pt" style:font-style-asian="normal" style:font-size-complex="14pt" style:font-style-complex="normal"/>
    </style:style>
    <style:style style:name="T64" style:family="text">
      <style:text-properties fo:font-size="14pt" fo:font-style="normal" officeooo:rsid="001197f8" style:font-size-asian="12.25pt" style:font-style-asian="normal" style:font-size-complex="14pt" style:font-style-complex="normal"/>
    </style:style>
    <style:style style:name="T65" style:family="text">
      <style:text-properties fo:font-size="14pt" fo:font-style="normal" officeooo:rsid="003e6704" style:font-size-asian="12.25pt" style:font-style-asian="normal" style:font-size-complex="14pt" style:font-style-complex="normal"/>
    </style:style>
    <style:style style:name="T66" style:family="text">
      <style:text-properties fo:font-size="14pt" fo:font-style="normal" officeooo:rsid="00404e71" style:font-size-asian="12.25pt" style:font-style-asian="normal" style:font-size-complex="14pt" style:font-style-complex="normal"/>
    </style:style>
    <style:style style:name="T67" style:family="text">
      <style:text-properties fo:font-size="14pt" fo:font-style="normal" officeooo:rsid="00409d56" style:font-size-asian="12.25pt" style:font-style-asian="normal" style:font-size-complex="14pt" style:font-style-complex="normal"/>
    </style:style>
    <style:style style:name="T68" style:family="text">
      <style:text-properties fo:font-size="14pt" fo:font-style="normal" officeooo:rsid="0040e8cf" style:font-size-asian="12.25pt" style:font-style-asian="normal" style:font-size-complex="14pt" style:font-style-complex="normal"/>
    </style:style>
    <style:style style:name="T69" style:family="text">
      <style:text-properties fo:font-size="14pt" fo:font-style="normal" officeooo:rsid="0042596e" style:font-size-asian="12.25pt" style:font-style-asian="normal" style:font-size-complex="14pt" style:font-style-complex="normal"/>
    </style:style>
    <style:style style:name="T70" style:family="text">
      <style:text-properties fo:font-size="14pt" fo:font-style="normal" officeooo:rsid="0035e146" style:font-size-asian="12.1999998092651pt" style:font-style-asian="normal" style:font-size-complex="14pt" style:font-style-complex="normal"/>
    </style:style>
    <style:style style:name="T71" style:family="text">
      <style:text-properties fo:font-size="14pt" fo:font-style="italic" style:font-size-asian="14pt" style:font-style-asian="italic" style:font-size-complex="14pt" style:font-style-complex="italic"/>
    </style:style>
    <style:style style:name="T72" style:family="text">
      <style:text-properties fo:font-size="14pt" fo:font-style="italic" officeooo:rsid="002adbf2" style:font-size-asian="14pt" style:font-style-asian="italic" style:font-size-complex="14pt" style:font-style-complex="italic"/>
    </style:style>
    <style:style style:name="T73" style:family="text">
      <style:text-properties fo:font-size="14pt" fo:font-style="italic" officeooo:rsid="0032ce8c" style:font-size-asian="14pt" style:font-style-asian="italic" style:font-size-complex="14pt" style:font-style-complex="italic"/>
    </style:style>
    <style:style style:name="T74" style:family="text">
      <style:text-properties fo:font-size="14pt" fo:font-style="italic" officeooo:rsid="00336e9d" style:font-size-asian="14pt" style:font-style-asian="italic" style:font-size-complex="14pt" style:font-style-complex="italic"/>
    </style:style>
    <style:style style:name="T75" style:family="text">
      <style:text-properties fo:font-size="14pt" fo:font-style="italic" officeooo:rsid="0035e146" style:font-size-asian="12.25pt" style:font-style-asian="italic" style:font-size-complex="14pt" style:font-style-complex="italic"/>
    </style:style>
    <style:style style:name="T76" style:family="text">
      <style:text-properties fo:font-size="14pt" fo:font-style="italic" officeooo:rsid="00370e33" style:font-size-asian="12.25pt" style:font-style-asian="italic" style:font-size-complex="14pt" style:font-style-complex="italic"/>
    </style:style>
    <style:style style:name="T77" style:family="text">
      <style:text-properties fo:font-size="14pt" fo:font-style="italic" officeooo:rsid="0042596e" style:font-size-asian="12.25pt" style:font-style-asian="italic" style:font-size-complex="14pt" style:font-style-complex="italic"/>
    </style:style>
    <style:style style:name="T78" style:family="text">
      <style:text-properties fo:font-size="14pt" fo:font-style="italic" officeooo:rsid="0035e146" style:font-size-asian="12.1999998092651pt" style:font-style-asian="italic" style:font-size-complex="14pt" style:font-style-complex="italic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fo:font-size="14pt" officeooo:rsid="0032ce8c" style:font-size-asian="14pt" style:font-size-complex="14pt"/>
    </style:style>
    <style:style style:name="T81" style:family="text">
      <style:text-properties fo:font-size="14pt" officeooo:rsid="0035e146" style:font-size-asian="12.25pt" style:font-size-complex="14pt"/>
    </style:style>
    <style:style style:name="T82" style:family="text">
      <style:text-properties fo:font-size="14pt" officeooo:rsid="00370e33" style:font-size-asian="12.25pt" style:font-size-complex="14pt"/>
    </style:style>
    <style:style style:name="T83" style:family="text">
      <style:text-properties fo:font-size="14pt" officeooo:rsid="0038d257" style:font-size-asian="12.25pt" style:font-size-complex="14pt"/>
    </style:style>
    <style:style style:name="T8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size="18pt" fo:font-style="normal" fo:font-weight="bold" officeooo:rsid="001197f8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officeooo:rsid="00459c77"/>
    </style:style>
    <style:style style:name="T87" style:family="text">
      <style:text-properties officeooo:rsid="006450ae"/>
    </style:style>
    <style:style style:name="T88" style:family="text">
      <style:text-properties fo:font-weight="bold" officeooo:rsid="0068d316" style:font-weight-asian="bold" style:font-weight-complex="bold"/>
    </style:style>
    <style:style style:name="T89" style:family="text">
      <style:text-properties officeooo:rsid="006edf7e"/>
    </style:style>
    <style:style style:name="T90" style:family="text">
      <style:text-properties style:font-name="Liberation Serif1" fo:font-style="italic" officeooo:rsid="0072933b" style:font-style-asian="italic" style:font-style-complex="italic"/>
    </style:style>
    <style:style style:name="T91" style:family="text">
      <style:text-properties style:font-name="Liberation Serif1" officeooo:rsid="0072933b"/>
    </style:style>
    <style:style style:name="T92" style:family="text">
      <style:text-properties officeooo:rsid="007266af"/>
    </style:style>
    <style:style style:name="T93" style:family="text">
      <style:text-properties style:text-position="sub 58%" style:font-name="Liberation Serif1" fo:font-style="italic" officeooo:rsid="0072933b" style:font-style-asian="italic" style:font-style-complex="italic"/>
    </style:style>
    <style:style style:name="T94" style:family="text">
      <style:text-properties style:text-position="sub 58%" fo:font-style="italic" style:font-style-asian="italic" style:font-style-complex="italic"/>
    </style:style>
    <style:style style:name="T95" style:family="text">
      <style:text-properties style:text-position="sub 58%" fo:font-style="italic" officeooo:rsid="00810445" style:font-style-asian="italic" style:font-style-complex="italic"/>
    </style:style>
    <style:style style:name="T96" style:family="text">
      <style:text-properties style:text-position="sub 58%" fo:font-style="italic" officeooo:rsid="008ba663" style:font-style-asian="italic" style:font-style-complex="italic"/>
    </style:style>
    <style:style style:name="T97" style:family="text">
      <style:text-properties style:text-position="sub 58%" fo:font-style="italic" officeooo:rsid="00af61d3" style:font-style-asian="italic" style:font-style-complex="italic"/>
    </style:style>
    <style:style style:name="T98" style:family="text">
      <style:text-properties style:text-position="sub 58%" fo:font-style="italic" officeooo:rsid="00e22cf7" style:font-style-asian="italic" style:font-style-complex="italic"/>
    </style:style>
    <style:style style:name="T99" style:family="text">
      <style:text-properties style:text-position="sub 58%" fo:font-style="normal" style:font-style-asian="normal" style:font-style-complex="normal"/>
    </style:style>
    <style:style style:name="T100" style:family="text">
      <style:text-properties style:text-position="sub 58%" style:font-name="Liberation Serif" fo:font-style="italic" style:font-name-asian="Noto Sans CJK SC" style:font-style-asian="italic" style:font-name-complex="Lohit Devanagari" style:font-style-complex="italic"/>
    </style:style>
    <style:style style:name="T101" style:family="text">
      <style:text-properties style:text-position="0% 100%"/>
    </style:style>
    <style:style style:name="T102" style:family="text">
      <style:text-properties style:text-position="0% 100%" style:font-name="Liberation Serif1"/>
    </style:style>
    <style:style style:name="T103" style:family="text">
      <style:text-properties style:text-position="0% 100%" style:font-name="Liberation Serif1" fo:font-style="italic" style:font-style-asian="italic" style:font-style-complex="italic"/>
    </style:style>
    <style:style style:name="T104" style:family="text">
      <style:text-properties style:text-position="0% 100%" style:font-name="Liberation Serif1" fo:font-style="italic" officeooo:rsid="0072933b" style:font-style-asian="italic" style:font-style-complex="italic"/>
    </style:style>
    <style:style style:name="T105" style:family="text">
      <style:text-properties style:text-position="0% 100%" style:font-name="Liberation Serif1" officeooo:rsid="0072933b"/>
    </style:style>
    <style:style style:name="T106" style:family="text">
      <style:text-properties style:text-position="0% 100%" fo:font-style="normal" style:font-style-asian="normal" style:font-style-complex="normal"/>
    </style:style>
    <style:style style:name="T107" style:family="text">
      <style:text-properties style:text-position="0% 100%" fo:font-style="normal" officeooo:rsid="0079688b" style:font-style-asian="normal" style:font-style-complex="normal"/>
    </style:style>
    <style:style style:name="T108" style:family="text">
      <style:text-properties style:text-position="0% 100%" fo:font-style="normal" officeooo:rsid="007c921d" style:font-style-asian="normal" style:font-style-complex="normal"/>
    </style:style>
    <style:style style:name="T109" style:family="text">
      <style:text-properties style:text-position="0% 100%" fo:font-style="normal" officeooo:rsid="00810445" style:font-style-asian="normal" style:font-style-complex="normal"/>
    </style:style>
    <style:style style:name="T110" style:family="text">
      <style:text-properties style:text-position="0% 100%" fo:font-style="normal" officeooo:rsid="0085cf5e" style:font-style-asian="normal" style:font-style-complex="normal"/>
    </style:style>
    <style:style style:name="T111" style:family="text">
      <style:text-properties style:text-position="0% 100%" fo:font-style="normal" officeooo:rsid="00868b9f" style:font-style-asian="normal" style:font-style-complex="normal"/>
    </style:style>
    <style:style style:name="T112" style:family="text">
      <style:text-properties style:text-position="0% 100%" fo:font-style="normal" officeooo:rsid="008816e9" style:font-style-asian="normal" style:font-style-complex="normal"/>
    </style:style>
    <style:style style:name="T113" style:family="text">
      <style:text-properties style:text-position="0% 100%" fo:font-style="normal" officeooo:rsid="0089c6a7" style:font-style-asian="normal" style:font-style-complex="normal"/>
    </style:style>
    <style:style style:name="T114" style:family="text">
      <style:text-properties style:text-position="0% 100%" fo:font-style="normal" officeooo:rsid="008b24fd" style:font-style-asian="normal" style:font-style-complex="normal"/>
    </style:style>
    <style:style style:name="T115" style:family="text">
      <style:text-properties style:text-position="0% 100%" fo:font-style="normal" officeooo:rsid="008ba663" style:font-style-asian="normal" style:font-style-complex="normal"/>
    </style:style>
    <style:style style:name="T116" style:family="text">
      <style:text-properties style:text-position="0% 100%" fo:font-style="normal" officeooo:rsid="008c3f25" style:font-style-asian="normal" style:font-style-complex="normal"/>
    </style:style>
    <style:style style:name="T117" style:family="text">
      <style:text-properties style:text-position="0% 100%" fo:font-style="normal" officeooo:rsid="008ebaf0" style:font-style-asian="normal" style:font-style-complex="normal"/>
    </style:style>
    <style:style style:name="T118" style:family="text">
      <style:text-properties style:text-position="0% 100%" fo:font-style="normal" officeooo:rsid="00af61d3" style:font-style-asian="normal" style:font-style-complex="normal"/>
    </style:style>
    <style:style style:name="T119" style:family="text">
      <style:text-properties style:text-position="0% 100%" fo:font-style="normal" officeooo:rsid="00cdbca5" style:font-style-asian="normal" style:font-style-complex="normal"/>
    </style:style>
    <style:style style:name="T120" style:family="text">
      <style:text-properties style:text-position="0% 100%" fo:font-style="normal" officeooo:rsid="00cf0cae" style:font-style-asian="normal" style:font-style-complex="normal"/>
    </style:style>
    <style:style style:name="T121" style:family="text">
      <style:text-properties style:text-position="0% 100%" fo:font-style="normal" officeooo:rsid="00cfb473" style:font-style-asian="normal" style:font-style-complex="normal"/>
    </style:style>
    <style:style style:name="T122" style:family="text">
      <style:text-properties style:text-position="0% 100%" fo:font-style="normal" officeooo:rsid="00d15b31" style:font-style-asian="normal" style:font-style-complex="normal"/>
    </style:style>
    <style:style style:name="T123" style:family="text">
      <style:text-properties style:text-position="0% 100%" fo:font-style="normal" officeooo:rsid="00e317f1" style:font-style-asian="normal" style:font-style-complex="normal"/>
    </style:style>
    <style:style style:name="T124" style:family="text">
      <style:text-properties style:text-position="0% 100%" fo:font-style="normal" officeooo:rsid="00e46e8a" style:font-style-asian="normal" style:font-style-complex="normal"/>
    </style:style>
    <style:style style:name="T125" style:family="text">
      <style:text-properties style:text-position="0% 100%" fo:font-style="italic" style:font-style-asian="italic" style:font-style-complex="italic"/>
    </style:style>
    <style:style style:name="T126" style:family="text">
      <style:text-properties style:text-position="0% 100%" fo:font-style="italic" officeooo:rsid="00810445" style:font-style-asian="italic" style:font-style-complex="italic"/>
    </style:style>
    <style:style style:name="T127" style:family="text">
      <style:text-properties style:text-position="0% 100%" fo:font-style="italic" officeooo:rsid="008816e9" style:font-style-asian="italic" style:font-style-complex="italic"/>
    </style:style>
    <style:style style:name="T128" style:family="text">
      <style:text-properties style:text-position="0% 100%" fo:font-style="italic" officeooo:rsid="008b24fd" style:font-style-asian="italic" style:font-style-complex="italic"/>
    </style:style>
    <style:style style:name="T129" style:family="text">
      <style:text-properties style:text-position="0% 100%" fo:font-style="italic" officeooo:rsid="008ba663" style:font-style-asian="italic" style:font-style-complex="italic"/>
    </style:style>
    <style:style style:name="T130" style:family="text">
      <style:text-properties style:text-position="0% 100%" fo:font-style="italic" officeooo:rsid="008c3f25" style:font-style-asian="italic" style:font-style-complex="italic"/>
    </style:style>
    <style:style style:name="T131" style:family="text">
      <style:text-properties style:text-position="0% 100%" fo:font-style="italic" officeooo:rsid="00907d17" style:font-style-asian="italic" style:font-style-complex="italic"/>
    </style:style>
    <style:style style:name="T132" style:family="text">
      <style:text-properties style:text-position="0% 100%" fo:font-style="italic" officeooo:rsid="00af61d3" style:font-style-asian="italic" style:font-style-complex="italic"/>
    </style:style>
    <style:style style:name="T133" style:family="text">
      <style:text-properties style:text-position="0% 100%" fo:font-style="italic" officeooo:rsid="00cfb473" style:font-style-asian="italic" style:font-style-complex="italic"/>
    </style:style>
    <style:style style:name="T134" style:family="text">
      <style:text-properties style:text-position="0% 100%" fo:font-style="italic" officeooo:rsid="00e22cf7" style:font-style-asian="italic" style:font-style-complex="italic"/>
    </style:style>
    <style:style style:name="T135" style:family="text">
      <style:text-properties style:text-position="0% 100%" fo:font-style="italic" officeooo:rsid="00e5b07b" style:font-style-asian="italic" style:font-style-complex="italic"/>
    </style:style>
    <style:style style:name="T136" style:family="text">
      <style:text-properties style:text-position="0% 100%" fo:font-style="italic" fo:font-weight="bold" officeooo:rsid="00907d17" style:font-style-asian="italic" style:font-weight-asian="bold" style:font-style-complex="italic" style:font-weight-complex="bold"/>
    </style:style>
    <style:style style:name="T137" style:family="text">
      <style:text-properties style:text-position="0% 100%" style:font-name="Liberation Serif1" fo:font-style="italic" officeooo:rsid="00cfb473" style:font-style-asian="italic" style:font-style-complex="italic"/>
    </style:style>
    <style:style style:name="T138" style:family="text">
      <style:text-properties style:text-position="0% 100%" style:font-name="Liberation Serif1" fo:font-style="italic" officeooo:rsid="00e5b07b" style:font-style-asian="italic" style:font-style-complex="italic"/>
    </style:style>
    <style:style style:name="T139" style:family="text">
      <style:text-properties style:text-position="0% 100%" officeooo:rsid="00e22cf7"/>
    </style:style>
    <style:style style:name="T140" style:family="text">
      <style:text-properties style:text-position="0% 100%" officeooo:rsid="00e5b07b"/>
    </style:style>
    <style:style style:name="T141" style:family="text">
      <style:text-properties style:text-position="0% 100%" style:font-name="Liberation Serif" fo:font-style="italic" officeooo:rsid="00e5b07b" style:font-style-asian="italic" style:font-style-complex="italic"/>
    </style:style>
    <style:style style:name="T142" style:family="text">
      <style:text-properties style:text-position="0% 100%" style:font-name="Liberation Serif" officeooo:rsid="00e5b07b"/>
    </style:style>
    <style:style style:name="T143" style:family="text">
      <style:text-properties style:text-position="0% 100%" officeooo:rsid="00e7a1e7"/>
    </style:style>
    <style:style style:name="T144" style:family="text">
      <style:text-properties style:text-position="0% 100%" officeooo:rsid="001197f8"/>
    </style:style>
    <style:style style:name="T145" style:family="text">
      <style:text-properties style:text-position="0% 100%" officeooo:rsid="003c9238"/>
    </style:style>
    <style:style style:name="T146" style:family="text">
      <style:text-properties style:text-position="0% 100%" officeooo:rsid="00e89332"/>
    </style:style>
    <style:style style:name="T147" style:family="text">
      <style:text-properties style:text-position="super 58%" fo:font-style="normal" officeooo:rsid="0079688b" style:font-style-asian="normal" style:font-style-complex="normal"/>
    </style:style>
    <style:style style:name="T148" style:family="text">
      <style:text-properties officeooo:rsid="0080163d"/>
    </style:style>
    <style:style style:name="T149" style:family="text">
      <style:text-properties style:font-name="Liberation Serif1" fo:font-style="normal" officeooo:rsid="0093d2b6" style:font-name-asian="Liberation Serif1" style:font-style-asian="normal" style:font-name-complex="Liberation Serif1" style:font-style-complex="normal"/>
    </style:style>
    <style:style style:name="T150" style:family="text">
      <style:text-properties style:font-name="Liberation Serif1" fo:font-style="italic" officeooo:rsid="0094841f" style:font-name-asian="Noto Sans CJK SC" style:font-style-asian="italic" style:font-name-complex="Lohit Devanagari" style:font-style-complex="italic"/>
    </style:style>
    <style:style style:name="T151" style:family="text">
      <style:text-properties style:font-name="Liberation Serif" fo:font-style="normal" style:font-name-asian="Noto Sans CJK SC" style:font-style-asian="normal" style:font-name-complex="Lohit Devanagari" style:font-style-complex="normal"/>
    </style:style>
    <style:style style:name="T152" style:family="text">
      <style:text-properties style:font-name="Liberation Serif" fo:font-style="normal" officeooo:rsid="0093d2b6" style:font-name-asian="Noto Sans CJK SC" style:font-style-asian="normal" style:font-name-complex="Lohit Devanagari" style:font-style-complex="normal"/>
    </style:style>
    <style:style style:name="T153" style:family="text">
      <style:text-properties style:font-name="Liberation Serif" fo:font-style="normal" officeooo:rsid="0094841f" style:font-name-asian="Noto Sans CJK SC" style:font-style-asian="normal" style:font-name-complex="Lohit Devanagari" style:font-style-complex="normal"/>
    </style:style>
    <style:style style:name="T154" style:family="text">
      <style:text-properties style:font-name="Liberation Serif" fo:font-style="normal" fo:font-weight="bold" officeooo:rsid="0093d2b6" style:font-name-asian="Noto Sans CJK SC" style:font-style-asian="normal" style:font-weight-asian="bold" style:font-name-complex="Lohit Devanagari" style:font-style-complex="normal" style:font-weight-complex="bold"/>
    </style:style>
    <style:style style:name="T155" style:family="text">
      <style:text-properties style:font-name="Liberation Serif" fo:font-style="italic" style:font-name-asian="Noto Sans CJK SC" style:font-style-asian="italic" style:font-name-complex="Lohit Devanagari" style:font-style-complex="italic"/>
    </style:style>
    <style:style style:name="T156" style:family="text">
      <style:text-properties style:font-name="Liberation Serif" fo:font-style="italic" officeooo:rsid="0093d2b6" style:font-name-asian="Noto Sans CJK SC" style:font-style-asian="italic" style:font-name-complex="Lohit Devanagari" style:font-style-complex="italic"/>
    </style:style>
    <style:style style:name="T157" style:family="text">
      <style:text-properties style:font-name="Liberation Serif" fo:font-style="italic" officeooo:rsid="0094841f" style:font-name-asian="Noto Sans CJK SC" style:font-style-asian="italic" style:font-name-complex="Lohit Devanagari" style:font-style-complex="italic"/>
    </style:style>
    <style:style style:name="T158" style:family="text">
      <style:text-properties style:font-name="Liberation Serif" fo:font-style="italic" officeooo:rsid="00ad097a" style:font-name-asian="Noto Sans CJK SC" style:font-style-asian="italic" style:font-name-complex="Lohit Devanagari" style:font-style-complex="italic"/>
    </style:style>
    <style:style style:name="T159" style:family="text">
      <style:text-properties style:font-name="Liberation Serif" fo:font-style="italic" fo:font-weight="bold" officeooo:rsid="0096aa1f" style:font-name-asian="Noto Sans CJK SC" style:font-style-asian="italic" style:font-weight-asian="bold" style:font-name-complex="Lohit Devanagari" style:font-style-complex="italic" style:font-weight-complex="bold"/>
    </style:style>
    <style:style style:name="T160" style:family="text">
      <style:text-properties style:font-name="Liberation Serif" fo:font-style="italic" fo:font-weight="bold" officeooo:rsid="00ad097a" style:font-name-asian="Noto Sans CJK SC" style:font-style-asian="italic" style:font-weight-asian="bold" style:font-name-complex="Lohit Devanagari" style:font-style-complex="italic" style:font-weight-complex="bold"/>
    </style:style>
    <style:style style:name="T161" style:family="text">
      <style:text-properties style:font-name="Liberation Serif" fo:font-style="italic" fo:font-weight="normal" officeooo:rsid="0096aa1f" style:font-name-asian="Noto Sans CJK SC" style:font-style-asian="italic" style:font-weight-asian="normal" style:font-name-complex="Lohit Devanagari" style:font-style-complex="italic" style:font-weight-complex="normal"/>
    </style:style>
    <style:style style:name="T162" style:family="text">
      <style:text-properties style:font-name="Liberation Serif" fo:font-style="italic" fo:font-weight="normal" officeooo:rsid="00ad097a" style:font-name-asian="Noto Sans CJK SC" style:font-style-asian="italic" style:font-weight-asian="normal" style:font-name-complex="Lohit Devanagari" style:font-style-complex="italic" style:font-weight-complex="normal"/>
    </style:style>
    <style:style style:name="T163" style:family="text">
      <style:text-properties officeooo:rsid="00af61d3"/>
    </style:style>
    <style:style style:name="T164" style:family="text">
      <style:text-properties officeooo:rsid="00daa4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лава 1. <text:span text:style-name="T85">Алгоритъм на подчетраващата линия</text:span><text:span text:style-name="T84"> </text:span></text:h>
      <text:p text:style-name="First_20_line_20_indent"/>
      <text:p text:style-name="P11"><text:span text:style-name="T1">Изчисленията и визуализацията в софтуера се базират на </text:span><text:span text:style-name="T3">Highlight-line </text:span><text:span text:style-name="T17">алгоритъмът (</text:span><text:span text:style-name="T3">Алгоритъм на подчетраващата линия</text:span><text:span text:style-name="T17">) </text:span><text:span text:style-name="T18"><text:note text:id="ftn1" text:note-class="footnote"><text:note-citation>1</text:note-citation><text:note-body><text:p text:style-name="P1"><text:span text:style-name="T17">. </text:span><text:span text:style-name="T3">Beier, K., Chen, </text:span><text:span text:style-name="T5">Y., </text:span><text:span text:style-name="T3">Highlight-line algorithm for realtime surface-quality assessment, </text:span><text:span text:style-name="T5">1994</text:span></text:p></text:note-body></text:note></text:span><text:span text:style-name="T17">. </text:span><text:span text:style-name="T19">Подчертаваща линия</text:span><text:span text:style-name="T17"> </text:span><text:span text:style-name="T19">се получава </text:span><text:span text:style-name="T20">чрез линеен източник на светлина, идеализирано представен </text:span><text:span text:style-name="T40">като</text:span><text:span text:style-name="T20"> </text:span><text:span text:style-name="T21">брзкрайно продължаваща права линия.</text:span><text:span text:style-name="T20"> </text:span><text:span text:style-name="T21">Този източник трабва да бъде позициониран над повърхнината, на която ще бъде правена оценка. </text:span><text:span text:style-name="T17">“</text:span><text:span text:style-name="T21">Отпечатък</text:span><text:span text:style-name="T24">ъ</text:span><text:span text:style-name="T21">т</text:span><text:span text:style-name="T17">” </text:span><text:span text:style-name="T21">на светлинния източник върху повърхнината</text:span><text:span text:style-name="T17"> </text:span><text:span text:style-name="T21">представява съвкупонстта от всички точки от повърхнината, </text:span><text:span text:style-name="T22">за които </text:span><text:span text:style-name="T23">продълженияата на нормалите в тях се пресичат със светлинният източник. </text:span><text:span text:style-name="T25">Този отпечатък е подертаващата линия.</text:span></text:p>
      <text:p text:style-name="P11"><text:span text:style-name="T23">П</text:span><text:span text:style-name="T16">одчертаващата линия представлява </text:span><text:span text:style-name="T26">множество от точки, за които разстоянието межд</text:span><text:span text:style-name="T27">у</text:span><text:span text:style-name="T26"> нормалата на пов</text:span><text:span text:style-name="T27">ърхнината в дадената точка и линейният източник на светлина е равно на 0.</text:span></text:p>
      <text:p text:style-name="P11">Условието, което трябва да е изпълнено, за да бъде дадена точка от повърхнината част от подчертаващата линия, може да бъде формулирано по следния начин:</text:p>
      <text:p text:style-name="P11"><text:span text:style-name="T16">Нека означим линейният светлинен източник с </text:span><text:span text:style-name="T2">L(t)</text:span><text:span text:style-name="T16"> и нека го зададем като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9"><draw:frame draw:style-name="fr4" draw:name="Object3" text:anchor-type="as-char" svg:y="-0.152in" svg:width="0.9217in" svg:height="0.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3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"/>
      <text:p text:style-name="P12"><text:span text:style-name="T23">к</text:span><text:span text:style-name="T16">ъдето</text:span></text:p>
      <text:list xml:id="list604770073" text:style-name="L1">
        <text:list-item>
          <text:p text:style-name="P64"><text:span text:style-name="T4">А</text:span><text:span text:style-name="T28"> е точка от </text:span><text:span text:style-name="T4">L(t)</text:span></text:p>
        </text:list-item>
        <text:list-item>
          <text:p text:style-name="P32"><text:span text:style-name="T4">B</text:span><text:span text:style-name="T28"> </text:span><text:span text:style-name="T16">е векторът на посоката на </text:span><text:span text:style-name="T2">L(t)</text:span><text:span text:style-name="T16">.</text:span></text:p>
        </text:list-item>
      </text:list>
      <text:p text:style-name="First_20_line_20_indent"><text:span text:style-name="T51">За дадена точка </text:span><text:span text:style-name="T71">Q</text:span><text:span text:style-name="T51"> от повърхнината, нека </text:span><text:span text:style-name="T71">N</text:span><text:span text:style-name="T51"> е векторът на посоката на нормалата в тази точка. Тогава продължената нормала на повърхнината </text:span><text:span text:style-name="T71">E(s)</text:span><text:span text:style-name="T51"> в т.</text:span><text:span text:style-name="T71">Q</text:span><text:span text:style-name="T51"> е права, минаваща през </text:span><text:span text:style-name="T71">Q</text:span><text:span text:style-name="T51"> в посоката, зададена от </text:span><text:span text:style-name="T71">N</text:span><text:span text:style-name="T51">. Продължената нормала на</text:span><text:span text:style-name="T16"> </text:span><text:span text:style-name="T51">пов</text:span><text:span text:style-name="T54">ъ</text:span><text:span text:style-name="T51">рхнината в точка </text:span><text:span text:style-name="T71">Q</text:span><text:span text:style-name="T51"> може да бъде зададена както следва: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9"><draw:frame draw:style-name="fr4" draw:name="Object2" text:anchor-type="as-char" svg:y="-0.152in" svg:width="0.9634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3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7"/>
      <text:p text:style-name="P11"><text:span text:style-name="T16">Точка </text:span><text:span text:style-name="T2">Q</text:span><text:span text:style-name="T16"> принадлежи на подчертаващата линия, ако правите </text:span><text:span text:style-name="T2">L(t)</text:span><text:span text:style-name="T16"> и </text:span><text:span text:style-name="T2">E(s)</text:span><text:span text:style-name="T16"> се пресичат, </text:span><text:span text:style-name="T29">тоест, ако разстоянието между тях, зададено със следната формула</text:span></text:p>
      <text:p text:style-name="P9"><text:tab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9"><draw:frame draw:style-name="fr4" draw:name="Object4" text:anchor-type="as-char" svg:y="-0.2602in" svg:width="1.4689in" svg:height="0.427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3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/>
      <text:p text:style-name="P6"><text:span text:style-name="T52">да бъде равно на 0 </text:span><text:span text:style-name="T72">(d=0).</text:span></text:p>
      <text:p text:style-name="P8"><draw:frame draw:style-name="fr1" draw:name="Image3" text:anchor-type="paragraph" svg:width="6.8161in" svg:height="4.6571in" draw:z-index="5"><draw:image xlink:href="Pictures/10000201000002D0000001ECA674EF9E48DADFD3.png" xlink:type="simple" xlink:show="embed" xlink:actuate="onLoad" loext:mime-type="image/png"/></draw:frame><text:tab/><text:tab/><text:tab/><text:tab/><text:tab/><text:tab/><text:span text:style-name="T88">Фиг. 1</text:span></text:p>
      <text:p text:style-name="P11"><text:span text:style-name="T30">М</text:span><text:span text:style-name="T31">оделът на подчертаващата линия може да бъде обобщен, </text:span><text:span text:style-name="T34">като</text:span><text:span text:style-name="T31"> линейният източник на светлина бъде заменен с цилиндър с даден радиус, което би представлявало по-реалистична симулация на светлинен източник.</text:span><text:span text:style-name="T30"> </text:span><text:span text:style-name="T31">Тогава съответният “отпечатък” </text:span><text:span text:style-name="T32">на светлинният източник върху повърхнината ще представлява подчертаваща лента. </text:span><text:span text:style-name="T33">Ширината на тази лента ще се променя в зависимост от радиусът на цилиндъра.</text:span></text:p>
      <text:p text:style-name="P11">Подчертаващата лента дефинираме като множеството от точки от дадена повърхнина, за които разстоянието между нормалата на повърхнината в дадената точка и височината в центъра на цилиндричният светлинен източник е по-малко или равно на радиуса на източникът.</text:p>
      <text:p text:style-name="First_20_line_20_indent"><text:span text:style-name="T79">Имайки предвид тази дефиниция, </text:span><text:span text:style-name="T80">в сила е и твърдението, че точка </text:span><text:span text:style-name="T73">Q</text:span><text:span text:style-name="T54"> от повърхнината принадлежи на п</text:span><text:span text:style-name="T55">о</text:span><text:span text:style-name="T54">дчертаваща лента, ако </text:span><text:span text:style-name="T55">продължената нормала на повърхнината в точката </text:span><text:span text:style-name="T74">Q</text:span><text:span text:style-name="T56"> пресича цилиндъра. А де</text:span><text:span text:style-name="T57">финицията за </text:span><text:soft-page-break/><text:span text:style-name="T57">приналежността на тока от повърхнината към подчертаващата линия при линеен източник е приложима и тук, към централната височина на цилиндъра.</text:span></text:p>
      <text:p text:style-name="P25"><text:span text:style-name="T53">П</text:span><text:span text:style-name="T51">олучаваме, че </text:span><text:span text:style-name="T54">точка </text:span><text:span text:style-name="T73">Q</text:span><text:span text:style-name="T54"> от повърхнината принадлежи на п</text:span><text:span text:style-name="T55">о</text:span><text:span text:style-name="T54">дчертаваща лента, ако </text:span><text:span text:style-name="T51">е изпълнено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9"><draw:frame draw:style-name="fr4" draw:name="Object1" text:anchor-type="as-char" svg:y="-0.1484in" svg:width="0.389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"><text:span text:style-name="T81">където </text:span><text:span text:style-name="T75">d</text:span><text:span text:style-name="T59"> е дефинирано във формула </text:span><text:span text:style-name="T70">(3), а </text:span><text:span text:style-name="T78">r </text:span><text:span text:style-name="T70">е радиусът на цилиндричният светлинен източник.</text:span></text:p>
      <text:p text:style-name="P26"><text:span text:style-name="T81">Равенството тук се отнася за всички точки от повърхнината, пордължените нормали на повърхнината в които са тангенти за цилиндричният светлинен източник. Множеството от всички точки, за които е в сила ра</text:span><text:span text:style-name="T82">в</text:span><text:span text:style-name="T81">енство, се наричат граница на подчертаващата лента. </text:span><text:span text:style-name="T82">В сила е и слендото определение - <text:s/></text:span><text:span text:style-name="T81">граница на подчертаващата лента </text:span><text:span text:style-name="T82">е множество от точки от повърхнина, разстоянието между нормалите на повърхнината в които и височината в центъра на цилиндричният светлинен източник е равно на радиусът на източника.</text:span></text:p>
      <text:p text:style-name="P26"><text:span text:style-name="T83">Очевидно</text:span><text:span text:style-name="T82"> е, че при </text:span><text:span text:style-name="T76">r = 0,</text:span><text:span text:style-name="T61"> подчертаващата лента </text:span><text:span text:style-name="T60">е всъщност подчертаваща линия, което свойство е в основата на използваният алгоритъм на подчертаващата линия.</text:span></text:p>
      <text:p text:style-name="P26"><text:span text:style-name="T62">Подчертаващата линия може да приема много различни форми, включително затворени или пресичащи се криви, в зависимост от формата на повърхнината, както и от позицията и ориентацията на светлинният източник. Най-често подчертаващата линия е единична крива, </text:span><text:span text:style-name="T63">ако светлинният източник е позициониран от изпъкналата страна на повърхнината.</text:span><text:span text:style-name="T62"> </text:span><text:span text:style-name="T61"><text:s/></text:span><text:span text:style-name="T63">Прекъснати, несвързани криви и пресичаия са характерни за случаите, в които светлинният източник се премести от вдлъбнатата страна на повърхнината.</text:span><text:span text:style-name="T61"> </text:span></text:p>
      <text:p text:style-name="P27"><text:span text:style-name="T61">В </text:span><text:span text:style-name="T63">своята публикация, представяща използваният алгоритъм, </text:span><text:span text:style-name="T64">Beier </text:span><text:span text:style-name="T63">и </text:span><text:span text:style-name="T64">Chen </text:span><text:span text:style-name="T65">описват възможностите за изследване на различни сценарии в интерактивна графична среда. Такава е средата и в настоящия софтуер – има възможност за преместване на цилиндричният светлинен източник, което води до смяна на местоположението и формата на подчертаващата линия върху повърхнината. </text:span></text:p>
      <text:p text:style-name="P27"><text:span text:style-name="T65">Предложена е и замяна на светлинният източник с множество от успоредни линейни светлинни източници, което </text:span><text:span text:style-name="T66">да доведе до</text:span><text:span text:style-name="T64"> </text:span><text:span text:style-name="T66">фамилия от подчертаващи линии върху повърхнината. Този подход е използван и тук, като е имплементирана и предложената от авторите на алгоритъма възможност за интерактивна промяна на радиуса на светлинният източник.</text:span></text:p>
      <text:p text:style-name="P28"><text:span text:style-name="T66">Д</text:span><text:span text:style-name="T58">ве основни свойства на моделът на подчертаващата линия улесняват качествената оценка на повърхнина и по сходен начин се отнасят за моделът на </text:span><text:soft-page-break/><text:span text:style-name="T58">подчертаващата лента.<text:line-break/></text:span></text:p>
      <text:list xml:id="list3086935747" text:style-name="L2">
        <text:list-item>
          <text:p text:style-name="P33"><text:span text:style-name="T67">Първото от тях е независимостта на подчертаващата линия от позицията, от която се разглежда. Подчертаващата линия е опростен вариант на моделът с отражение именно заради независимостта си от позицията на разглеждане. </text:span><text:span text:style-name="T68">При моделите за изледване на повърхнини на базата на линии на отражение, линиите се променят спрямо позицията, от която се наблюдават. Повърхнината и светлинният източник могат да бъдат ротирани и транслирани заедно с цел улеснение на изледването на подчертаващата линия. Тъй като позицията й остава непроменена, не са необходими допълнителни изчисления про промяна на позицията на разглеждане.</text:span></text:p>
        </text:list-item>
        <text:list-item>
          <text:p text:style-name="P34"><text:span text:style-name="T66">Д</text:span><text:span text:style-name="T68">ругото важно свойство е фактът, че прекъснатостта на повърхнината се увеличава с една кратност при подчертаващата линия. </text:span><text:span text:style-name="T69">Моделът на подчертаващата линия включва нормалите на повърхнината и е чувствителен на промяна в посоките на нормалите. За параметрична повърхнина </text:span><text:span text:style-name="T77">Q(u, v)</text:span><text:span text:style-name="T69"> нормала може да се дефинира като векторното произведение на двете първи частни производни (допирателните вектори) в дадена точка. Ако тези първи производни не са непрекъснати(тангнтна прекъснатост), подчертаващата линия разкрива потенциална прекъснатост. Двукатна прекъснатост на повърхнина би довела до тангентна прекъснатост в подчертаващата линия. </text:span></text:p>
        </text:list-item>
      </text:list>
      <text:p text:style-name="P13">Подчертаващите линии и границите на подчертаващите ленти имат сходни свойства. <text:span text:style-name="T86">Следователно, фамилия от подчертаващи линии, получени от множество от успоредни светлинни източници може да бъде заменена с фамилия от подчертаващи гранични линии, възпроизведени от един светлинен източник, като се вземат различни стойности за радиус на цилиндричният източник. Моделът с гранични линии на подчертаваща лента носи подобна информация и може да бъде използван.</text:span></text:p>
      <text:p text:style-name="P15">Чувствителността на подчертаващите линии позволява откриването на малки неравности по повърхнината, които често биват наблюдавани при повърхнини, които са математически гладки.</text:p>
      <text:p text:style-name="P14"><text:span text:style-name="T86">В своята публикация </text:span><text:span text:style-name="T48">Beier </text:span><text:span text:style-name="T49">и </text:span><text:span text:style-name="T48">Chen </text:span><text:span text:style-name="T50">дават следният пример за това.</text:span></text:p>
      <text:p text:style-name="P16">Представянето на повърхнина<text:span text:style-name="T87">та от </text:span><text:span text:style-name="T7">Фиг. 1</text:span> чрез мрежа дава представа за гладка повърхнина.</text:p>
      <text:p text:style-name="P16"/>
      <text:p text:style-name="P16"><draw:frame draw:style-name="fr2" draw:name="Image1" text:anchor-type="paragraph" svg:x="1.122in" svg:y="0in" svg:width="3.6161in" svg:height="2.2283in" draw:z-index="1"><draw:image xlink:href="Pictures/100002010000024D0000016B0DE27B155FE53F42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text:span text:style-name="T13">Фиг. 1.</text:span></text:p>
      <text:p text:style-name="P16">Подчертаващите линии на <text:span text:style-name="T87">Ф</text:span><text:span text:style-name="T2">иг. </text:span><text:span text:style-name="T7">2</text:span><text:span text:style-name="T6"> </text:span>обаче показват малка вдлъбнатина, забележима чрез недостатъците във формата на фамилията от подчертаващи линии.</text:p>
      <text:p text:style-name="P16"><draw:frame draw:style-name="fr2" draw:name="Image2" text:anchor-type="paragraph" svg:x="0.5744in" svg:y="-0.052in" svg:width="4.7319in" svg:height="2.7508in" draw:z-index="4"><draw:image xlink:href="Pictures/100002010000026D000001697140863E9DF3A8F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text:span text:style-name="T14">Фиг. 2</text:span></text:p>
      <text:p text:style-name="P19">На теория, подчертаваща или гранична линия може да бъде дефинирана чрез система от нелинейни <text:span text:style-name="T89">обикновени</text:span> диференциални уравнения. Нека вземем предвид следната подчертаваща линия в uv пространството на параметрична повърхнина Q(u, v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9"><draw:frame draw:style-name="fr4" draw:name="Object5" text:anchor-type="as-char" svg:y="-0.228in" svg:width="1.9925in" svg:height="0.4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3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"/>
      <text:p text:style-name="P11"><text:span text:style-name="T92">Тук t е параметър, а </text:span><text:span text:style-name="T90">ɑ</text:span><text:span text:style-name="T92"> и </text:span><text:span text:style-name="T90">β</text:span><text:span text:style-name="T91"> са долна и горна граница на </text:span><text:span text:style-name="T90">t</text:span><text:span text:style-name="T91">. За дадена повърхнина и даден светлинен източник, разстоянието </text:span><text:span text:style-name="T90">d</text:span><text:span text:style-name="T91"> от всички точки на </text:span><text:span text:style-name="T90">H</text:span><text:span text:style-name="T93">uv</text:span><text:span text:style-name="T105"> може да бъде записано като функия на </text:span><text:span text:style-name="T103">u(t), v(t)</text:span><text:span text:style-name="T102">, </text:span><text:span text:style-name="T105">т.е.</text:span><text:span text:style-name="T102"> </text:span><text:span text:style-name="T103">d(u(t), v(t))</text:span><text:span text:style-name="T102"> </text:span><text:span text:style-name="T105">и то трябва да бъде равно на радиусът на светлинният източник </text:span><text:span text:style-name="T104">r</text:span><text:span text:style-name="T105">. Така получаваме следното уравнение за разстоянието:</text:span></text:p>
      <text:p text:style-name="P4"><text:soft-page-break/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9"><draw:frame draw:style-name="fr4" draw:name="Object6" text:anchor-type="as-char" svg:y="-0.152in" svg:width="1.1555in" svg:height="0.2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3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1"/>
      <text:p text:style-name="P17">където <text:span text:style-name="T2">r = 0</text:span><text:span text:style-name="T16"> </text:span><text:span text:style-name="T35">при</text:span><text:span text:style-name="T16"> подчертаващата линия и </text:span><text:span text:style-name="T2">r &gt; 0</text:span><text:span text:style-name="T16"> </text:span><text:span text:style-name="T35">при гранична линия. </text:span><text:span text:style-name="T36">Модулът от формулатата за разстояние (3) може </text:span><text:span text:style-name="T37">да редуцира непрекъснатостта </text:span><text:span text:style-name="T38">на уравнението за разстояние до C</text:span><text:span text:style-name="T147">0</text:span><text:span text:style-name="T107">, което би довело до прекъснатост при първата производна и производните от по-висок ред. Този проблем може да бъде решен чрез премахването на модулът от формулата, от което получаваме функция за </text:span><text:span text:style-name="T108">разстояние със знак, или ориентирано разстояние:</text:span></text:p>
      <text:p text:style-name="P3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9"><draw:frame draw:style-name="fr4" draw:name="Object7" text:anchor-type="as-char" svg:y="-0.2598in" svg:width="1.4583in" svg:height="0.426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3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8">Следователно, уравнението за разстоянието (6) може да бъде записано по следният начин:</text:p>
      <text:p text:style-name="P1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9"><draw:frame draw:style-name="fr4" draw:name="Object8" text:anchor-type="as-char" svg:y="-0.152in" svg:width="1.4791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3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1">Диференцирайки двете страни на (8) спрямо <text:span text:style-name="T2">t</text:span><text:span text:style-name="T16">, получаваме</text:span></text:p>
      <text:p text:style-name="P3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9"><draw:frame draw:style-name="fr4" draw:name="Object9" text:anchor-type="as-char" svg:y="-0.2492in" svg:width="1.5457in" svg:height="0.45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3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21"/>
      <text:p text:style-name="P21"><text:s/><text:span text:style-name="T148">Което дава едно диференциално уравнение за </text:span><text:span text:style-name="T8">u(t), v(t)</text:span><text:span text:style-name="T39">. Второ уравнение можем да получим, използвайки параметризацията по </text:span><text:span text:style-name="T8">u(t), v(t)</text:span><text:span text:style-name="T39"> на формулата за дължина на дъга. Така получаваме </text:span><text:span text:style-name="T40">следното уравнение:</text:span></text:p>
      <text:p text:style-name="P36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9"><draw:frame draw:style-name="fr4" draw:name="Object10" text:anchor-type="as-char" svg:y="-0.2492in" svg:width="1.6591in" svg:height="0.45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0.A1" office:value-type="string">
              <text:p text:style-name="P3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/>
      <text:p text:style-name="P22">Уравнения (9) и (10) оразуват фундаментална система от обикновени нелинейни диференциални уравнения от първи ред за подчераващата линия.</text:p>
      <text:p text:style-name="P22">В общия случай, намирането на <text:span text:style-name="T2">u(t), v(t) </text:span><text:span text:style-name="T16">чрез решаване на системата ор диференциални уравнения е трудно. Например, </text:span><text:span text:style-name="T41">бикубична повърхнина на Безие има следнато уравнение за разстоянието:</text:span></text:p>
      <text:p text:style-name="P23"><text:soft-page-break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9"><draw:frame draw:style-name="fr4" draw:name="Object11" text:anchor-type="as-char" svg:y="-0.5083in" svg:width="2.2366in" svg:height="0.9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1.A1" office:value-type="string">
              <text:p text:style-name="P3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24">където <text:span text:style-name="T2">s</text:span><text:span text:style-name="T94">i,j</text:span><text:span text:style-name="T2">, q</text:span><text:span text:style-name="T94">i,j</text:span><text:span text:style-name="T106"> са полиномиални коефициенти, които се определят спрямо повърхнината и даденият светлинен източник.</text:span></text:p>
      <text:p text:style-name="P62">Диференцирайки двете страни на уравнението (11), получаваме следното:</text:p>
      <text:p text:style-name="P6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29"><draw:frame draw:style-name="fr4" draw:name="Object12" text:anchor-type="as-char" svg:y="-0.5083in" svg:width="3.0673in" svg:height="0.92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2.A1" office:value-type="string">
              <text:p text:style-name="P3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0"/>
      <text:p text:style-name="P42">където <text:span text:style-name="T2">a</text:span><text:span text:style-name="T94">i,j</text:span><text:span text:style-name="T2">, b</text:span><text:span text:style-name="T94">i,j</text:span><text:span text:style-name="T106"> са коефициенти, които се определят от <text:s/></text:span><text:span text:style-name="T126">s</text:span><text:span text:style-name="T95">i,j</text:span><text:span text:style-name="T126">, q</text:span><text:span text:style-name="T95">i,j</text:span><text:span text:style-name="T109">. </text:span><text:span text:style-name="T106">Това уравнение, заедно с уравнение (10), образуват нелинейна системата уравнения, която не може да бъде решена аналитично.</text:span></text:p>
      <text:h text:style-name="Heading_20_2" text:outline-level="2"><text:span text:style-name="T110">Формулировка като задача за </text:span><text:span text:style-name="T111">пресичане на повърхнина с равнина</text:span></text:h>
      <text:p text:style-name="P43"><text:span text:style-name="T112">Задачата за о</text:span><text:span text:style-name="T106">пределяне на подертаващи линии, както и </text:span><text:span text:style-name="T112">за </text:span><text:span text:style-name="T106">определяне на гранични линии върху параметрична повърхнина </text:span><text:span text:style-name="T125">Q(u, v)</text:span><text:span text:style-name="T106"> </text:span><text:span text:style-name="T112">може да бъде формулирана като задача за пресичане на повърхнина с равнина, която се решава върху помощна повърхнина. Разстоянието </text:span><text:span text:style-name="T127">d</text:span><text:span text:style-name="T112"> между </text:span><text:span text:style-name="T113">направляващия вектор на нормалата на повърхнината и линейният източник на светлина (формула (3)) може да </text:span><text:span text:style-name="T114">бъде изчислено за всяка точка от равнината </text:span><text:span text:style-name="T125">Q(u, v)</text:span><text:span text:style-name="T106"> </text:span><text:span text:style-name="T114">и следователно то може да се разглеждано като непрекъната функция </text:span><text:span text:style-name="T128">d(u, v)</text:span><text:span text:style-name="T114">. Тази функция на разстоянието представлява повърхнина над </text:span><text:span text:style-name="T128">uv</text:span><text:span text:style-name="T114"> пространството </text:span><text:span text:style-name="T117">(</text:span><text:span text:style-name="T131">Фиг. 3</text:span><text:span text:style-name="T117">)</text:span><text:span text:style-name="T114">. </text:span><text:span text:style-name="T115">Когато пресечем тази помощна повърхнина с равнина </text:span><text:span text:style-name="T129">d = c</text:span><text:span text:style-name="T115"> , успоредна на равнината </text:span><text:span text:style-name="T129">uv</text:span><text:span text:style-name="T115">, ще получим една или повече пресечни криви </text:span><text:span text:style-name="T129">H</text:span><text:span text:style-name="T96">uv</text:span><text:span text:style-name="T115">, които могат да бъдат проектирани върху повърхнината </text:span><text:span text:style-name="T129">uv </text:span><text:span text:style-name="T117">(</text:span><text:span text:style-name="T131">Фиг. 4</text:span><text:span text:style-name="T117">)</text:span><text:span text:style-name="T115">. </text:span><text:span text:style-name="T116">Можем да пренесем пресечните криви в обектното пространство на повърхнината </text:span><text:span text:style-name="T130">Q(u, v)</text:span><text:span text:style-name="T116"> </text:span><text:span text:style-name="T117">(</text:span><text:span text:style-name="T131">Фиг. 5</text:span><text:span text:style-name="T117">)</text:span><text:span text:style-name="T116">и така ще получим подертаващата линия за </text:span><text:span text:style-name="T130">c = 0</text:span><text:span text:style-name="T116"> (линии с контантно растояне 0) или или граничните линии на подчераващата лента за </text:span><text:span text:style-name="T130">c = r</text:span><text:span text:style-name="T116"> (линии с константно разстояние </text:span><text:span text:style-name="T130">r</text:span><text:span text:style-name="T116">).</text:span></text:p>
      <text:p text:style-name="P43"><draw:frame draw:style-name="fr2" draw:name="Image4" text:anchor-type="paragraph" svg:x="0.1118in" svg:y="0.0102in" svg:width="2.6209in" svg:height="2.4362in" draw:z-index="15"><draw:image xlink:href="Pictures/100002010000020E000001E9574B9E7D74E24292.png" xlink:type="simple" xlink:show="embed" xlink:actuate="onLoad" loext:mime-type="image/png"/></draw:frame><draw:frame draw:style-name="fr2" draw:name="Image5" text:anchor-type="paragraph" svg:x="3.6102in" svg:y="0in" svg:width="2.4035in" svg:height="2.4646in" draw:z-index="16"><draw:image xlink:href="Pictures/100002010000018B0000019530903DAA093475A3.png" xlink:type="simple" xlink:show="embed" xlink:actuate="onLoad" loext:mime-type="image/png"/></draw:frame><text:soft-page-break/><text:span text:style-name="T116"/></text:p>
      <text:p text:style-name="P43"><text:span text:style-name="T116"/></text:p>
      <text:p text:style-name="P43"><text:span text:style-name="T116"/></text:p>
      <text:p text:style-name="P43"><text:span text:style-name="T116"/></text:p>
      <text:p text:style-name="P43"><text:span text:style-name="T116"/></text:p>
      <text:p text:style-name="P43"><text:span text:style-name="T116"/></text:p>
      <text:p text:style-name="P43"><text:span text:style-name="T116"/></text:p>
      <text:p text:style-name="P43"><text:span text:style-name="T136"><text:tab/><text:tab/>Фиг. 3<text:tab/><text:tab/><text:tab/><text:tab/><text:tab/><text:tab/>Фиг. 4</text:span></text:p>
      <text:p text:style-name="P43"><text:span text:style-name="T116"/></text:p>
      <text:p text:style-name="P43"><draw:frame draw:style-name="fr2" draw:name="Image6" text:anchor-type="paragraph" svg:x="1.961in" svg:y="-0.0728in" svg:width="2.4807in" svg:height="2.4256in" draw:z-index="17"><draw:image xlink:href="Pictures/100002010000021E00000212BC6EBE00721F198E.png" xlink:type="simple" xlink:show="embed" xlink:actuate="onLoad" loext:mime-type="image/png"/></draw:frame><text:span text:style-name="T116"/></text:p>
      <text:p text:style-name="P43"><text:span text:style-name="T116"><text:tab/><text:tab/><text:tab/><text:tab/><text:tab/><text:tab/></text:span></text:p>
      <text:p text:style-name="P43"><text:span text:style-name="T136"/></text:p>
      <text:p text:style-name="P43"><text:span text:style-name="T136"/></text:p>
      <text:p text:style-name="P43"><text:span text:style-name="T136"/></text:p>
      <text:p text:style-name="P43"><text:span text:style-name="T136"/></text:p>
      <text:p text:style-name="P43"><text:span text:style-name="T136"><text:tab/><text:tab/><text:tab/><text:tab/><text:tab/><text:tab/>Фиг. 5</text:span></text:p>
      <text:p text:style-name="P59">Задачата за пресичане на повърхнина с равнина може на бъде решена числено <text:s/>с помощта на алгоритъм за контуриране. Тези алгоритми се използват за намиране на криви на константна височина (изолинии или контурни линии) върху повърхнина. Повърхнината е дефинирана от дискретни стойности – дадени са върховете на мрежа, в този случай – в двумерното <text:span text:style-name="T2">uv</text:span><text:span text:style-name="T16"> пространство.</text:span></text:p>
      <text:p text:style-name="P44">Контуруращите алгоритми са мощни и напълно автоматични. Мрежата, използвана за рендериране на повърхнината, може да бъде изцяло преизползвана за целите на численото дефииране на повърхнината на разстоянията <text:span text:style-name="T2">d(u, v)</text:span><text:span text:style-name="T16">. Точността на процесът на контуриране може да бъде контролирана чрез гъстотата на мрежата.</text:span></text:p>
      <text:p text:style-name="P46"><text:span text:style-name="T44">Да вземем повърхнината от </text:span><text:span text:style-name="T10">Фиг. 6</text:span><text:span text:style-name="T44"> . За получаване на </text:span><text:span text:style-name="T45">на дадената </text:span><text:span text:style-name="T44">подчертаваща </text:span><text:span text:style-name="T45">лента е и</text:span><text:span text:style-name="T42">зползвана правоъгълна </text:span><text:span text:style-name="T9">uv</text:span><text:span text:style-name="T42"> мрежа </text:span><text:span text:style-name="T46">(</text:span><text:span text:style-name="T161">Фиг. </text:span><text:span text:style-name="T162">7</text:span><text:span text:style-name="T46">)</text:span><text:span text:style-name="T42">. Числените стойности на </text:span><text:span text:style-name="T9">d</text:span><text:span text:style-name="T42"> са дефинирани във върховете на тази мрежа. Повърхнината може да бъде пресечена с равнина </text:span><text:span text:style-name="T9">c = r</text:span><text:span text:style-name="T42"> с цел намиране на границите на подертаващата лента.</text:span></text:p>
      <text:p text:style-name="P45"><draw:frame draw:style-name="fr2" draw:name="Image8" text:anchor-type="paragraph" svg:x="1.4472in" svg:y="0.0626in" svg:width="3.6945in" svg:height="4.4083in" draw:z-index="19"><draw:image xlink:href="Pictures/10000201000001BD00000213C72167434A54B32F.png" xlink:type="simple" xlink:show="embed" xlink:actuate="onLoad" loext:mime-type="image/png"/></draw:frame><text:soft-page-break/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/>
      <text:p text:style-name="P45"/>
      <text:p text:style-name="P45"><text:span text:style-name="T42"><text:tab/><text:tab/><text:tab/><text:tab/><text:tab/><text:tab/></text:span><text:span text:style-name="T15">Фиг. 6</text:span></text:p>
      <text:p text:style-name="P45"><text:span text:style-name="T42">Пресичането с равнината </text:span><text:span text:style-name="T9">c = 0</text:span><text:span text:style-name="T42"> с цел н</text:span><text:span text:style-name="T43">у</text:span><text:span text:style-name="T42">лиране на подертаващата линия обаче би довело до проблеми в изчисленията, тъй като винаги е изпълнено d </text:span><text:span text:style-name="T149">≥</text:span><text:span text:style-name="T152"> 0 и поради тази причина повърхнината на разстоянията не се пресиьа с </text:span><text:span text:style-name="T156">uv</text:span><text:span text:style-name="T152"> <text:s/>равнината </text:span><text:span text:style-name="T156">c = 0</text:span><text:span text:style-name="T152">.</text:span></text:p>
      <text:p text:style-name="P45"><text:span text:style-name="T42"><text:s/></text:span></text:p>
      <text:p text:style-name="P47"><draw:frame draw:style-name="fr3" draw:name="Image7" text:anchor-type="paragraph" svg:width="4.6555in" svg:height="3.072in" draw:z-index="18"><draw:image xlink:href="Pictures/10000201000002920000020FE62532CF9C1A3943.png" xlink:type="simple" xlink:show="embed" xlink:actuate="onLoad" loext:mime-type="image/png"/></draw:frame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2"/></text:p>
      <text:p text:style-name="P63"><text:span text:style-name="T154"><text:tab/><text:tab/><text:tab/><text:tab/><text:tab/><text:tab/></text:span><text:span text:style-name="T159">Фиг. </text:span><text:span text:style-name="T160">7</text:span></text:p>
      <text:p text:style-name="P63"><text:soft-page-break/><text:span text:style-name="T152"><text:tab/>Т</text:span><text:span text:style-name="T151">ози проблем се решава чрез замяна на функцията на разстоянието </text:span><text:span text:style-name="T155">d(u, v)</text:span><text:span text:style-name="T151"> с ориентираната функция на разстоянието </text:span><text:span text:style-name="T155">d</text:span><text:span text:style-name="T100">s</text:span><text:span text:style-name="T155">(u, v)</text:span><text:span text:style-name="T151">. </text:span><text:span text:style-name="T153">Както се вижда на </text:span><text:span text:style-name="T157">Фиг. </text:span><text:span text:style-name="T158">8</text:span><text:span text:style-name="T153">, </text:span><text:span text:style-name="T155">d</text:span><text:span text:style-name="T100">s</text:span><text:span text:style-name="T155">(u, v)</text:span><text:span text:style-name="T151"> </text:span><text:span text:style-name="T153">се простира от двете страни на равнината </text:span><text:span text:style-name="T157">uv</text:span><text:span text:style-name="T153"> и позволява пресичането както с </text:span><text:span text:style-name="T157">c = 0</text:span><text:span text:style-name="T153">, <text:s/>така и с </text:span><text:span text:style-name="T157">c = </text:span><text:span text:style-name="T150">±</text:span><text:span text:style-name="T157">r</text:span><text:span text:style-name="T153">.</text:span></text:p>
      <text:p text:style-name="P63"><draw:frame draw:style-name="fr1" draw:name="Image9" text:anchor-type="paragraph" svg:width="4.2228in" svg:height="4.5925in" draw:z-index="20"><draw:image xlink:href="Pictures/100002010000025200000286321841DDDE4B2D08.png" xlink:type="simple" xlink:show="embed" xlink:actuate="onLoad" loext:mime-type="image/png"/></draw:frame><text:span text:style-name="T15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8"><text:tab/><text:tab/><text:tab/><text:tab/><text:tab/><text:tab/><text:span text:style-name="T159">Фиг. </text:span><text:span text:style-name="T160">8</text:span></text:p>
      <text:p text:style-name="P49"><text:span text:style-name="T163">Помощнат повърхнина за функцията за ориентирано разстояние </text:span><text:span text:style-name="T11">d</text:span><text:span text:style-name="T97">s</text:span><text:span text:style-name="T11">(u, v)</text:span><text:span text:style-name="T163"> е вал </text:span><text:span text:style-name="T11">d</text:span><text:span text:style-name="T97">s </text:span><text:span text:style-name="T163">идна само за конкретните положение и орентация на светлинния източник. За намирането на фамилия от подчераващи линии, генерирани от набор от успоредни светлинни източници, е необходимо да се изчисли отделна повърхнина <text:s/></text:span><text:span text:style-name="T11">d</text:span><text:span text:style-name="T97">s</text:span><text:span text:style-name="T118"> </text:span><text:span text:style-name="T119">за всеки отделен </text:span><text:span text:style-name="T120">светлинен източник. Фамилия от гранични подчертаващи криви, получени от единствен светлинен източник с променлив радиус на цилиндъра, могат да бъдат изчислени на с помощта на единствена помощна повърхнина <text:s/></text:span><text:span text:style-name="T132">d</text:span><text:span text:style-name="T97">s</text:span><text:span text:style-name="T118"> </text:span><text:span text:style-name="T120">чре</text:span><text:span text:style-name="T121">з пресичане на <text:s/></text:span><text:span text:style-name="T132">d</text:span><text:span text:style-name="T97">s</text:span><text:span text:style-name="T118"> </text:span><text:span text:style-name="T121">с поредица от равнини </text:span><text:span text:style-name="T133">c = </text:span><text:span text:style-name="T137">±</text:span><text:span text:style-name="T133">r</text:span><text:span text:style-name="T121">. </text:span><text:span text:style-name="T122">Това свойство осигурява облекчаване на изчисленията, същевременно предоставяйки подобна информация.</text:span></text:p>
      <text:p text:style-name="P50">Числените алгоритми за контуриране могат да бъдат класифицирани в два типа. </text:p>
      <text:list xml:id="list3360335026" text:style-name="L3">
        <text:list-item>
          <text:p text:style-name="P51">Контуриращите <text:span text:style-name="T2">по части</text:span><text:span text:style-name="T16"> алгоритми пресичат равнината </text:span><text:span text:style-name="T2">c</text:span><text:span text:style-name="T16"> лиц</text:span><text:span text:style-name="T47">ата</text:span><text:span text:style-name="T16"> от мрежата на повърхнината </text:span><text:span text:style-name="T12">едно по едно</text:span><text:span text:style-name="T47">. Резулатът от това прсичане е ненаредено множество от части от линия. Когато тези <text:s/>несвързани части </text:span><text:soft-page-break/><text:span text:style-name="T47">от линия се изобразят, те визуално се свързват и формата на контурните линии може да бъде разграничена.</text:span></text:p>
        </text:list-item>
        <text:list-item>
          <text:p text:style-name="P61">Проследяващите<text:span text:style-name="T16"> алгоритми за намиране на контурни линии изискват допълнително сортиране, но в резултат дават точките от контурните линии в ред, който е подходящ за параметрично представяне на кривите от резултата H</text:span><text:span text:style-name="T99">uv</text:span><text:span text:style-name="T16">(t), както са дефинирни в (5).</text:span></text:p>
        </text:list-item>
      </text:list>
      <text:h text:style-name="Heading_20_2" text:outline-level="2">Построяване на помощната повърхнина</text:h>
      <text:p text:style-name="P52"><text:span text:style-name="T164">Стандартният метод за конструиране на повърхнина на разстоянието за дадена повърхнина, зададена чрез мрежа, е дефиниран от (7). В някои редки случаи обаче знаменателят може да бъде равен на 0, ако нормалата на повърхнината е успоредна на светлинният източник. Това може да бъде избегнато чрез ограничаване на обхвата от възможни ориентации на светлинният източник. </text:span></text:p>
      <text:p text:style-name="P52"><text:span text:style-name="T164">Но проблемът може да бъде решен. Забелязваме, че уравнението</text:span></text:p>
      <text:p text:style-name="P52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9"><draw:frame draw:style-name="fr4" draw:name="Object13" text:anchor-type="as-char" svg:y="-0.2598in" svg:width="2.8366in" svg:height="0.4264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3.A1" office:value-type="string">
              <text:p text:style-name="P6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53"/>
      <text:p text:style-name="P53">което дефинира разстоянието, е еквивалентно на </text:p>
      <text:p text:style-name="P53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29"><draw:frame draw:style-name="fr4" draw:name="Object14" text:anchor-type="as-char" svg:y="-0.152in" svg:width="2.1465in" svg:height="0.2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4.A1" office:value-type="string">
              <text:p text:style-name="P3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1"/>
      <text:p text:style-name="P11">когато знаменателят е различен от 0. Следователно, алтернативно можем да използвме следната функция за построяване на повърхнината на разстоянието: </text:p>
      <text:p text:style-name="P60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9"><draw:frame draw:style-name="fr4" draw:name="Object15" text:anchor-type="as-char" svg:y="-0.152in" svg:width="1.1571in" svg:height="0.2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5.A1" office:value-type="string">
              <text:p text:style-name="P3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54"/>
      <text:p text:style-name="P55">Наричаме тази функция псевдо функция на ориетираното разстояние, означаваме я с <text:span text:style-name="T2">d</text:span><text:span text:style-name="T94">ps</text:span><text:span text:style-name="T106">.</text:span></text:p>
      <text:p text:style-name="P56"><text:span text:style-name="T106">Псевдо ориентираното на разстояние </text:span><text:span text:style-name="T125">d</text:span><text:span text:style-name="T94">ps</text:span><text:span text:style-name="T106"> може да бъде изчислено без числени проблеми. В случай, че нормалата на повърхнината е успореднана светлинният източник, съответното разстояние </text:span><text:span text:style-name="T125">d</text:span><text:span text:style-name="T94">ps</text:span><text:span text:style-name="T106"> е 0. Този реултат се обяснява математически </text:span><text:span text:style-name="T123">с факта, че когато две прави са успоредни, то те лежат на една </text:span><text:soft-page-break/><text:span text:style-name="T123">права и се пресичат в безкрайна точка. Допълнително предимство на използването на </text:span><text:span text:style-name="T106"><text:s/></text:span><text:span text:style-name="T125">d</text:span><text:span text:style-name="T94">ps</text:span><text:span text:style-name="T106"> </text:span><text:span text:style-name="T123">вместо </text:span><text:span text:style-name="T106"><text:s/></text:span><text:span text:style-name="T125">d</text:span><text:span text:style-name="T94">s</text:span><text:span text:style-name="T106"> </text:span><text:span text:style-name="T123">е фактът, че изчислението на</text:span><text:span text:style-name="T106"> </text:span><text:span text:style-name="T125">d</text:span><text:span text:style-name="T94">ps</text:span><text:span text:style-name="T106"> </text:span><text:span text:style-name="T123">е по-ефективно.</text:span></text:p>
      <text:p text:style-name="P55"><text:span text:style-name="T125"><text:s/></text:span><text:span text:style-name="T123">Има сходна техника </text:span><text:span text:style-name="T124">за гранични линии на подчертаващи ленти, която заменя оригиналното уравнение на разстоянието</text:span></text:p>
      <text:p text:style-name="P57"><text:span text:style-name="T106"/>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29"><draw:frame draw:style-name="fr4" draw:name="Object16" text:anchor-type="as-char" svg:y="-0.2598in" svg:width="2.289in" svg:height="0.4264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6.A1" office:value-type="string">
              <text:p text:style-name="P3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55"><text:span text:style-name="T125"/></text:p>
      <text:p text:style-name="P37"><text:span text:style-name="T101">с алтернативното уравнение</text:span></text:p>
      <text:p text:style-name="P37"><text:span text:style-name="T101"/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29"><draw:frame draw:style-name="fr4" draw:name="Object17" text:anchor-type="as-char" svg:y="-0.1535in" svg:width="3.5083in" svg:height="0.213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7.A1" office:value-type="string">
              <text:p text:style-name="P3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39"><text:span text:style-name="T101"/></text:p>
      <text:p text:style-name="P38"><text:span text:style-name="T101">където </text:span><text:span text:style-name="T134">d</text:span><text:span text:style-name="T94">a</text:span><text:span text:style-name="T139"> </text:span><text:span text:style-name="T101">се нарича </text:span><text:span text:style-name="T125">алтернативна функция</text:span><text:span text:style-name="T101"> на </text:span><text:span text:style-name="T134">d</text:span><text:span text:style-name="T98">s</text:span><text:span text:style-name="T139"> </text:span><text:span text:style-name="T101">за генериране на гранични подертаващи линии. <text:s/></text:span><text:span text:style-name="T134">d</text:span><text:span text:style-name="T94">a</text:span><text:span text:style-name="T139"> </text:span><text:span text:style-name="T140">отново може да бъде изчислено без числени проблеми. Възприемането на <text:s/></text:span><text:span text:style-name="T134">d</text:span><text:span text:style-name="T94">a</text:span><text:span text:style-name="T139"> </text:span><text:span text:style-name="T140">води до употребата на равнината </text:span><text:span text:style-name="T135">c = 0</text:span><text:span text:style-name="T140"> вместор равнината </text:span><text:span text:style-name="T135">c = </text:span><text:span text:style-name="T138">±</text:span><text:span text:style-name="T141">r</text:span><text:span text:style-name="T142"> за пресичане на повърхнината на разстоянията с цел получаване граничните линии на подертаващата лента.</text:span></text:p>
      <text:h text:style-name="P68" text:outline-level="2">Контуриране на повърхнината на разстоянията</text:h>
      <text:p text:style-name="P39"><text:span text:style-name="T101"/></text:p>
      <text:p text:style-name="P40"><text:span text:style-name="T101">Числените алгоритми за контуриране често се използват в компютърната графика. Контуриращ алгоритъм е в основата на намирането на под</text:span><text:span text:style-name="T143">ч</text:span><text:span text:style-name="T101">ертаващите </text:span><text:span text:style-name="T143">линии.</text:span><text:span text:style-name="T101"> </text:span><text:span text:style-name="T143">Инструментите, които той предоставя, осигуряват отговорът на софтуера в реално време. <text:s/></text:span><text:span text:style-name="T144">Beier </text:span><text:span text:style-name="T145">и </text:span><text:span text:style-name="T144">Chen </text:span><text:span text:style-name="T146">предлагат използането на алгоритмът <text:s/></text:span><text:span text:style-name="T139">NISO, </text:span><text:span text:style-name="T146">разработен в Университета в Мичиган, САЩ, който алгоритъм е оптимизиран по скорост. Състои се в следното:</text:span></text:p>
      <text:p text:style-name="P40"><text:span text:style-name="T1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Numbering_20_5_20_End" style:class="text">
      <style:paragraph-properties fo:margin-left="0.1965in" fo:margin-right="0in" fo:text-indent="0in" style:auto-text-indent="false"/>
    </style:style>
    <style:style style:name="Numbering_20_5_20_End" style:display-name="Numbering 5 End" style:family="paragraph" style:parent-style-name="List_20_Inden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class="extra"/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00:29.092336379</meta:creation-date>
    <dc:date>2020-10-05T23:58:13.990364725</dc:date>
    <meta:editing-duration>P1DT23H4M53S</meta:editing-duration>
    <meta:editing-cycles>42</meta:editing-cycles>
    <meta:generator>LibreOffice/6.0.7.3$Linux_X86_64 LibreOffice_project/00m0$Build-3</meta:generator>
    <meta:document-statistic meta:table-count="17" meta:image-count="9" meta:object-count="17" meta:page-count="12" meta:paragraph-count="109" meta:word-count="2234" meta:character-count="15077" meta:non-whitespace-character-count="12851"/>
  </office:meta>
</office:document-meta>
</file>

<file path=Object 1/content.xml><?xml version="1.0" encoding="utf-8"?>
<math xmlns="http://www.w3.org/1998/Math/MathML" display="block">
  <semantics>
    <mrow>
      <mi>d</mi>
      <mo stretchy="false">⩽</mo>
      <mi>r</mi>
    </mrow>
    <annotation encoding="StarMath 5.0">d leslant r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u</mi>
            <mi>'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i>'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1</mn>
      </mrow>
    </mrow>
    <annotation encoding="StarMath 5.0"> (u'(t) , v'(t)) left ( binom { u'(t)} { v'(t)}  right ) = 1</annotation>
  </semantics>
</math>
</file>

<file path=Object 11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8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8</mn>
                </munderover>
                <msub>
                  <mi>s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1</mn>
              <mn>2</mn>
            </mfrac>
          </msup>
        </mfrac>
        <mo stretchy="false">=</mo>
        <mrow>
          <mo stretchy="false">±</mo>
          <mi>r</mi>
        </mrow>
      </mrow>
    </mrow>
    <annotation encoding="StarMath 5.0">d_s( u, v )= { sum from{i=0} to{8} sum from{j=0} to{8} s_{i,j}u^i v^j } over {(sum from{i=0} to{10} sum from{j=0} to{10} q_{i,j}u^i v^j) ^ {1 over 2}  } =+-r</annotation>
  </semantics>
</math>
</file>

<file path=Object 12/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0</mn>
              </mrow>
              <mn>17</mn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n>18</mn>
              </munderover>
              <msub>
                <mi>a</mi>
                <mrow>
                  <mi>i</mi>
                  <mi>,</mi>
                  <mi>j</mi>
                </mrow>
              </msub>
            </mrow>
          </mrow>
          <msup>
            <mi>u</mi>
            <mi>i</mi>
          </msup>
          <msup>
            <mi>v</mi>
            <mi>j</mi>
          </msup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n>10</mn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10</mn>
                    </munderover>
                    <msub>
                      <mi>q</mi>
                      <mrow>
                        <mi>i</mi>
                        <mi>,</mi>
                        <mi>j</mi>
                      </mrow>
                    </msub>
                  </mrow>
                </mrow>
                <msup>
                  <mi>u</mi>
                  <mi>i</mi>
                </msup>
                <msup>
                  <mi>v</mi>
                  <mi>j</mi>
                </msup>
              </mrow>
            </mrow>
            <mo fence="true" stretchy="false">)</mo>
          </mrow>
          <mfrac>
            <mn>3</mn>
            <mn>4</mn>
          </mfrac>
        </msup>
      </mfrac>
      <mi>u</mi>
      <mrow>
        <mi>'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17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18</mn>
                </munderover>
                <msub>
                  <mi>b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v</mi>
      <mrow>
        <mi>'</mi>
        <mo stretchy="false">=</mo>
        <mn>0</mn>
      </mrow>
    </mrow>
    <annotation encoding="StarMath 5.0">{ sum from{i=0} to{17} sum from{j=0} to{18} a_{i,j}u^i v^j } over {(sum from{i=0} to{10} sum from{j=0} to{10} q_{i,j}u^i v^j) ^ {3 over 4} } u' + { sum from{i=0} to{17} sum from{j=0} to{18} b_{i,j}u^i v^j } over {(sum from{i=0} to{10} sum from{j=0} to{10} q_{i,j}u^i v^j) ^ {3 over 2} }v'=0</annotation>
  </semantics>
</math>
</file>

<file path=Object 13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row>
                    <mi>B</mi>
                    <mo stretchy="false">×</mo>
                    <mi>N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i>A</mi>
                    <mo stretchy="false">−</mo>
                    <mi>Q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fence="true" stretchy="true">|</mo>
            <mrow>
              <mrow>
                <mo fence="true" stretchy="true">|</mo>
                <mrow>
                  <mrow>
                    <mo fence="true" stretchy="false">(</mo>
                    <mrow>
                      <mrow>
                        <mrow>
                          <mi>B</mi>
                          <mo stretchy="false">×</mo>
                          <mi>N</mi>
                        </mrow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fence="true" stretchy="true">|</mo>
              </mrow>
            </mrow>
            <mo fence="true" stretchy="true">|</mo>
          </mrow>
        </mfrac>
        <mo stretchy="false">=</mo>
        <mn>0</mn>
      </mrow>
    </mrow>
    <annotation encoding="StarMath 5.0">d_s(u, v) = {(B times N(u, v)) cdot (A-Q(u, v))} over {abs abs(B times N(u, v))} = 0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B</mi>
                <mo stretchy="false">×</mo>
                <mi>N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i>A</mi>
                <mo stretchy="false">−</mo>
                <mi>Q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</mrow>
      <mo stretchy="false">=</mo>
      <mn>0</mn>
    </mrow>
    <annotation encoding="StarMath 5.0">{(B times N(u, v)) cdot (A-Q(u, v))} = 0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×</mo>
            <mi>N</mi>
          </mrow>
        </mrow>
        <mo fence="true" stretchy="false">)</mo>
      </mrow>
      <mo stretchy="false">⋅</mo>
      <mrow>
        <mo fence="true" stretchy="false">(</mo>
        <mrow>
          <mrow>
            <mi>A</mi>
            <mo stretchy="false">−</mo>
            <mi>Q</mi>
          </mrow>
        </mrow>
        <mo fence="true" stretchy="false">)</mo>
      </mrow>
    </mrow>
    <annotation encoding="StarMath 5.0">{(B times N) cdot (A-Q)}</annotation>
  </semantics>
</math>
</file>

<file path=Object 1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B</mi>
                  <mo stretchy="false">×</mo>
                  <mi>N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A</mi>
                  <mo stretchy="false">−</mo>
                  <mi>Q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  <mo stretchy="false">=</mo>
      <mrow>
        <mo stretchy="false">±</mo>
        <mi>r</mi>
      </mrow>
    </mrow>
    <annotation encoding="StarMath 5.0">{(B times N(u, v)) cdot (A-Q(u, v))} over {abs abs(B times N(u, v))} = +- r</annotation>
  </semantics>
</math>
</file>

<file path=Object 17/content.xml><?xml version="1.0" encoding="utf-8"?>
<math xmlns="http://www.w3.org/1998/Math/MathML" display="block">
  <semantics>
    <mrow>
      <msub>
        <mi>d</mi>
        <mi>a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i>B</mi>
                  <mo stretchy="false">×</mo>
                  <mi>N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A</mi>
                  <mo stretchy="false">−</mo>
                  <mi>Q</mi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o stretchy="false">±</mo>
                <mi>r</mi>
              </mrow>
            </mrow>
            <mo fence="true" stretchy="false">)</mo>
          </mrow>
        </mrow>
      </mrow>
      <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  <mo stretchy="false">=</mo>
        <mn>0</mn>
      </mrow>
    </mrow>
    <annotation encoding="StarMath 5.0">d_a(u, v) = {(B times N) cdot (A-Q)} -( +-r ) {abs abs(B times N(u, v))} = 0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row>
          <mi>Q</mi>
          <mo stretchy="false">+</mo>
          <msub>
            <mi>N</mi>
            <mi>s</mi>
          </msub>
        </mrow>
      </mrow>
    </mrow>
    <annotation encoding="StarMath 5.0">E(s) = Q + N_s
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+</mo>
          <mi mathvariant="italic">Bt</mi>
        </mrow>
      </mrow>
    </mrow>
    <annotation encoding="StarMath 5.0">L(t) = A +Bt 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true">|</mo>
          <mrow>
            <mrow>
              <mrow>
                <mo fence="true" stretchy="false">(</mo>
                <mrow>
                  <mrow>
                    <mi>B</mi>
                    <mo stretchy="false">×</mo>
                    <mi>N</mi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i>A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true">|</mo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 = {abs{(B times N) cdot (A-Q)}} over {abs abs(B times N)} </annotation>
  </semantics>
</math>
</file>

<file path=Object 5/content.xml><?xml version="1.0" encoding="utf-8"?>
<math xmlns="http://www.w3.org/1998/Math/MathML" display="block">
  <semantics>
    <mrow>
      <msub>
        <mi>H</mi>
        <mi mathvariant="italic">uv</mi>
      </msub>
      <mrow>
        <mrow>
          <mo fence="true" stretchy="false">(</mo>
          <mrow>
            <mi>t</mi>
          </mrow>
          <mo fence="true" stretchy="false">)</mo>
        </mrow>
        <mo stretchy="false">=</mo>
        <mspace width="4em"/>
      </mrow>
      <mtable>
        <mtr>
          <mtd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  <mtr>
          <mtd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</mtable>
      <mspace width="2em"/>
      <mi>,</mi>
      <mspace width="2em"/>
      <mrow>
        <mi>α</mi>
        <mo stretchy="false">≪</mo>
        <mi>t</mi>
        <mo stretchy="false">≪</mo>
        <mi>β</mi>
      </mrow>
    </mrow>
    <annotation encoding="StarMath 5.0">H_{uv}(t) = ~~ binom{u(t)}{v(t)} ~,~ %alpha &lt;&lt; t  &lt;&lt; %beta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r</mi>
      </mrow>
    </mrow>
    <annotation encoding="StarMath 5.0">d( u(t), v(t) ) = r</annotation>
  </semantics>
</math>
</file>

<file path=Object 7/content.xml><?xml version="1.0" encoding="utf-8"?>
<math xmlns="http://www.w3.org/1998/Math/MathML" display="block">
  <semantics>
    <mrow>
      <msub>
        <mi>d</mi>
        <mi>s</mi>
      </msub>
      <mo stretchy="false">=</mo>
      <mfrac>
        <mrow>
          <mrow>
            <mo fence="true" stretchy="false">(</mo>
            <mrow>
              <mrow>
                <mi>B</mi>
                <mo stretchy="false">×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Q</mi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_s = {(B times N) cdot (A-Q)} over {abs abs(B times N)} 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row>
            <mi>u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row>
          <mspace width="2em"/>
          <mo stretchy="false">±</mo>
          <mi>r</mi>
        </mrow>
      </mrow>
    </mrow>
    <annotation encoding="StarMath 5.0">d_t( u(t), v(t) ) ~=~ +-r</annotation>
  </semantics>
</math>
</file>

<file path=Object 9/content.xml><?xml version="1.0" encoding="utf-8"?>
<math xmlns="http://www.w3.org/1998/Math/MathML" display="block">
  <semantics>
    <mrow>
      <mo stretchy="false">∇</mo>
      <msub>
        <mi>d</mi>
        <mi>s</mi>
      </msub>
      <msup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i>T</mi>
      </msup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0</mn>
      </mrow>
    </mrow>
    <annotation encoding="StarMath 5.0"> nabla d_s( u, v ) ^ T left ( binom { u'(t)} { v'(t)}  right ) = 0</annotation>
  </semantics>
</math>
</file>